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3.611cm" table:align="center" style:writing-mode="lr-tb"/>
    </style:style>
    <style:style style:name="Tableau1.A" style:family="table-column">
      <style:table-column-properties style:column-width="0.893cm"/>
    </style:style>
    <style:style style:name="Tableau1.B" style:family="table-column">
      <style:table-column-properties style:column-width="1.011cm"/>
    </style:style>
    <style:style style:name="Tableau1.C" style:family="table-column">
      <style:table-column-properties style:column-width="1.707cm"/>
    </style:style>
    <style:style style:name="Tableau1.A1" style:family="table-cell">
      <style:table-cell-properties fo:padding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fo:padding="0.049cm" fo:border-left="1pt solid #000000" fo:border-right="none" fo:border-top="none" fo:border-bottom="1pt solid #000000"/>
    </style:style>
    <style:style style:name="Tableau1.C2" style:family="table-cell">
      <style:table-cell-properties fo:padding="0.049cm" fo:border-left="1pt solid #000000" fo:border-right="1pt solid #000000" fo:border-top="none" fo:border-bottom="1pt solid #000000"/>
    </style:style>
    <style:style style:name="Tableau4" style:family="table">
      <style:table-properties style:width="8.892cm" table:align="left" style:writing-mode="lr-tb"/>
    </style:style>
    <style:style style:name="Tableau4.A" style:family="table-column">
      <style:table-column-properties style:column-width="6.599cm"/>
    </style:style>
    <style:style style:name="Tableau4.B" style:family="table-column">
      <style:table-column-properties style:column-width="0.57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fo:padding="0cm" fo:border-left="1pt solid #000000" fo:border-right="none" fo:border-top="1pt solid #000000" fo:border-bottom="1pt solid #000000"/>
    </style:style>
    <style:style style:name="Tableau4.D1" style:family="table-cell">
      <style:table-cell-properties fo:padding="0cm" fo:border="1pt solid #000000"/>
    </style:style>
    <style:style style:name="Tableau4.B2" style:family="table-cell">
      <style:table-cell-properties fo:padding="0cm" fo:border-left="1pt solid #000000" fo:border-right="none" fo:border-top="none" fo:border-bottom="1pt solid #000000"/>
    </style:style>
    <style:style style:name="Tableau4.C2" style:family="table-cell">
      <style:table-cell-properties fo:padding="0cm" fo:border-left="none" fo:border-right="none" fo:border-top="none" fo:border-bottom="1pt solid #000000"/>
    </style:style>
    <style:style style:name="Tableau4.E2" style:family="table-cell">
      <style:table-cell-properties fo:padding="0cm" fo:border-left="none" fo:border-right="1pt solid #000000" fo:border-top="none" fo:border-bottom="1pt solid #000000"/>
    </style:style>
    <style:style style:name="Tableau2" style:family="table">
      <style:table-properties style:width="1.7cm" table:align="center" style:writing-mode="lr-tb"/>
    </style:style>
    <style:style style:name="Tableau2.A" style:family="table-column">
      <style:table-column-properties style:column-width="0.85cm"/>
    </style:style>
    <style:style style:name="Tableau2.A1" style:family="table-cell">
      <style:table-cell-properties fo:padding="0.049cm" fo:border-left="1pt solid #000000" fo:border-right="none" fo:border-top="1pt solid #000000" fo:border-bottom="1pt solid #000000"/>
    </style:style>
    <style:style style:name="Tableau2.B1" style:family="table-cell">
      <style:table-cell-properties fo:padding="0.049cm" fo:border="1pt solid #000000"/>
    </style:style>
    <style:style style:name="Tableau2.A2" style:family="table-cell">
      <style:table-cell-properties fo:padding="0.049cm" fo:border-left="1pt solid #000000" fo:border-right="none" fo:border-top="none" fo:border-bottom="1pt solid #000000"/>
    </style:style>
    <style:style style:name="Tableau2.B2" style:family="table-cell">
      <style:table-cell-properties fo:padding="0.049cm" fo:border-left="1pt solid #000000" fo:border-right="1pt solid #000000" fo:border-top="none" fo:border-bottom="1pt solid #000000"/>
    </style:style>
    <style:style style:name="Tableau3" style:family="table">
      <style:table-properties style:width="8.892cm" table:align="left" style:writing-mode="lr-tb"/>
    </style:style>
    <style:style style:name="Tableau3.A" style:family="table-column">
      <style:table-column-properties style:column-width="1.603cm"/>
    </style:style>
    <style:style style:name="Tableau3.B" style:family="table-column">
      <style:table-column-properties style:column-width="1.822cm"/>
    </style:style>
    <style:style style:name="Tableau3.A1" style:family="table-cell">
      <style:table-cell-properties fo:padding="0.049cm" fo:border-left="1pt solid #000000" fo:border-right="none" fo:border-top="1pt solid #000000" fo:border-bottom="1pt solid #000000"/>
    </style:style>
    <style:style style:name="Tableau3.E1" style:family="table-cell">
      <style:table-cell-properties fo:padding="0.049cm" fo:border="1pt solid #000000"/>
    </style:style>
    <style:style style:name="Tableau3.A2" style:family="table-cell">
      <style:table-cell-properties fo:padding="0.049cm" fo:border-left="1pt solid #000000" fo:border-right="none" fo:border-top="none" fo:border-bottom="1pt solid #000000"/>
    </style:style>
    <style:style style:name="Tableau3.E2" style:family="table-cell">
      <style:table-cell-properties fo:padding="0.049cm" fo:border-left="1pt solid #000000" fo:border-right="1pt solid #000000" fo:border-top="none" fo:border-bottom="1pt solid #000000"/>
    </style:style>
    <style:style style:name="P1" style:family="paragraph" style:parent-style-name="Standard">
      <style:text-properties fo:language="fr" fo:country="FR" officeooo:rsid="00427afb" officeooo:paragraph-rsid="00741816"/>
    </style:style>
    <style:style style:name="P2" style:family="paragraph" style:parent-style-name="Standard">
      <style:paragraph-properties fo:orphans="0" fo:widows="0"/>
      <style:text-properties fo:font-size="10pt" fo:language="fr" fo:country="FR" style:font-size-asian="10pt" style:font-size-complex="10pt"/>
    </style:style>
    <style:style style:name="P3" style:family="paragraph" style:parent-style-name="Standard">
      <style:text-properties officeooo:paragraph-rsid="009964ad"/>
    </style:style>
    <style:style style:name="P4" style:family="paragraph" style:parent-style-name="Standard">
      <style:paragraph-properties fo:text-align="center" style:justify-single-word="false"/>
      <style:text-properties officeooo:paragraph-rsid="00831b47"/>
    </style:style>
    <style:style style:name="P5" style:family="paragraph" style:parent-style-name="Standard">
      <style:paragraph-properties fo:text-align="center" style:justify-single-word="false"/>
      <style:text-properties officeooo:paragraph-rsid="008a5039"/>
    </style:style>
    <style:style style:name="P6" style:family="paragraph" style:parent-style-name="Standard">
      <style:paragraph-properties fo:text-align="center" style:justify-single-word="false"/>
      <style:text-properties officeooo:paragraph-rsid="00913934"/>
    </style:style>
    <style:style style:name="P7" style:family="paragraph" style:parent-style-name="Standard">
      <style:paragraph-properties fo:text-align="start" style:justify-single-word="false"/>
      <style:text-properties officeooo:paragraph-rsid="00831b47"/>
    </style:style>
    <style:style style:name="P8" style:family="paragraph" style:parent-style-name="Standard">
      <style:paragraph-properties fo:text-align="center" style:justify-single-word="false"/>
      <style:text-properties officeooo:rsid="0084cf7e" officeooo:paragraph-rsid="0084cf7e"/>
    </style:style>
    <style:style style:name="P9" style:family="paragraph" style:parent-style-name="Standard">
      <style:text-properties officeooo:rsid="00884e6f" officeooo:paragraph-rsid="008a5039"/>
    </style:style>
    <style:style style:name="P10" style:family="paragraph" style:parent-style-name="Standard">
      <style:text-properties officeooo:rsid="008a5039" officeooo:paragraph-rsid="009964ad"/>
    </style:style>
    <style:style style:name="P11" style:family="paragraph" style:parent-style-name="Standard">
      <style:text-properties officeooo:rsid="008b060e" officeooo:paragraph-rsid="008b060e"/>
    </style:style>
    <style:style style:name="P12" style:family="paragraph" style:parent-style-name="Standard">
      <style:text-properties officeooo:rsid="0090384d" officeooo:paragraph-rsid="0095dd97"/>
    </style:style>
    <style:style style:name="P13" style:family="paragraph" style:parent-style-name="Standard">
      <style:text-properties officeooo:rsid="00913934" officeooo:paragraph-rsid="00913934"/>
    </style:style>
    <style:style style:name="P14" style:family="paragraph" style:parent-style-name="Standard">
      <style:text-properties officeooo:paragraph-rsid="00913934"/>
    </style:style>
    <style:style style:name="P15" style:family="paragraph" style:parent-style-name="Standard">
      <style:paragraph-properties fo:text-align="center" style:justify-single-word="false" fo:padding="0cm" fo:border="none"/>
      <style:text-properties officeooo:paragraph-rsid="0084a71d"/>
    </style:style>
    <style:style style:name="P16" style:family="paragraph" style:parent-style-name="Standard">
      <style:paragraph-properties fo:padding="0cm" fo:border="none"/>
      <style:text-properties officeooo:rsid="008a5039" officeooo:paragraph-rsid="008a5039"/>
    </style:style>
    <style:style style:name="P17" style:family="paragraph" style:parent-style-name="Standard">
      <style:paragraph-properties fo:padding="0cm" fo:border="none"/>
      <style:text-properties officeooo:rsid="008a5039" officeooo:paragraph-rsid="009964ad"/>
    </style:style>
    <style:style style:name="P18" style:family="paragraph" style:parent-style-name="Standard">
      <style:paragraph-properties fo:padding="0cm" fo:border="none"/>
      <style:text-properties officeooo:paragraph-rsid="0084a71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8b060e" officeooo:paragraph-rsid="008b060e"/>
    </style:style>
    <style:style style:name="P21" style:family="paragraph" style:parent-style-name="Table_20_Contents">
      <style:text-properties officeooo:rsid="00913934" officeooo:paragraph-rsid="00913934"/>
    </style:style>
    <style:style style:name="P22" style:family="paragraph" style:parent-style-name="Table_20_Contents">
      <style:paragraph-properties fo:text-align="center" style:justify-single-word="false"/>
      <style:text-properties officeooo:rsid="00913934" officeooo:paragraph-rsid="00913934"/>
    </style:style>
    <style:style style:name="P23" style:family="paragraph" style:parent-style-name="Table_20_Contents">
      <style:paragraph-properties fo:text-align="center" style:justify-single-word="false"/>
      <style:text-properties officeooo:rsid="009787a2" officeooo:paragraph-rsid="009787a2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8b060e" officeooo:paragraph-rsid="008b060e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009787a2" officeooo:paragraph-rsid="009787a2" style:font-style-asian="italic" style:font-style-complex="italic"/>
    </style:style>
    <style:style style:name="P26" style:family="paragraph" style:parent-style-name="Exos" style:list-style-name="Exos"/>
    <style:style style:name="P27" style:family="paragraph" style:parent-style-name="Exos">
      <style:text-properties officeooo:rsid="008a5039" officeooo:paragraph-rsid="008a5039"/>
    </style:style>
    <style:style style:name="P28" style:family="paragraph" style:parent-style-name="Exos">
      <style:text-properties officeooo:rsid="008b060e" officeooo:paragraph-rsid="008b060e"/>
    </style:style>
    <style:style style:name="P29" style:family="paragraph" style:parent-style-name="Exos">
      <style:text-properties officeooo:rsid="0084cf7e" officeooo:paragraph-rsid="0084cf7e"/>
    </style:style>
    <style:style style:name="P30" style:family="paragraph" style:parent-style-name="Exos">
      <style:text-properties officeooo:rsid="009964ad" officeooo:paragraph-rsid="009964ad"/>
    </style:style>
    <style:style style:name="P31" style:family="paragraph" style:parent-style-name="Exos">
      <style:text-properties officeooo:rsid="0086c430" officeooo:paragraph-rsid="0086c430"/>
    </style:style>
    <style:style style:name="P32" style:family="paragraph" style:parent-style-name="Exos">
      <style:text-properties officeooo:rsid="0090384d" officeooo:paragraph-rsid="0090384d"/>
    </style:style>
    <style:style style:name="P33" style:family="paragraph" style:parent-style-name="Exos">
      <style:text-properties officeooo:rsid="00913934" officeooo:paragraph-rsid="00913934"/>
    </style:style>
    <style:style style:name="P34" style:family="paragraph" style:parent-style-name="Exos" style:list-style-name="Exos">
      <style:paragraph-properties fo:margin-left="0.499cm" fo:margin-right="0cm" fo:text-indent="-0.499cm" style:auto-text-indent="false" fo:padding="0cm" fo:border-left="none" fo:border-right="none" fo:border-top="0.99pt solid #000000" fo:border-bottom="none">
        <style:tab-stops/>
      </style:paragraph-properties>
      <style:text-properties fo:language="fr" fo:country="FR" fo:font-style="normal" officeooo:rsid="00799eac" officeooo:paragraph-rsid="009d47b1" style:font-style-asian="normal" style:font-style-complex="normal"/>
    </style:style>
    <style:style style:name="P35" style:family="paragraph" style:parent-style-name="Exos" style:list-style-name="Puces">
      <loext:graphic-properties draw:fill-gradient-name="gradient" draw:fill-hatch-name="hatch"/>
      <style:paragraph-properties fo:padding="0.049cm" fo:border="none">
        <style:tab-stops/>
      </style:paragraph-properties>
      <style:text-properties fo:language="fr" fo:country="FR" fo:font-style="normal" officeooo:rsid="00799eac" officeooo:paragraph-rsid="009d47b1" style:font-style-asian="normal" style:font-style-complex="normal"/>
    </style:style>
    <style:style style:name="P36" style:family="paragraph" style:parent-style-name="Exos" style:list-style-name="Puces">
      <loext:graphic-properties draw:fill-gradient-name="gradient" draw:fill-hatch-name="hatch"/>
      <style:paragraph-properties fo:padding="0.049cm" fo:border="none" style:join-border="false">
        <style:tab-stops/>
      </style:paragraph-properties>
      <style:text-properties fo:language="fr" fo:country="FR" fo:font-style="normal" officeooo:rsid="00799eac" officeooo:paragraph-rsid="009d47b1" style:font-style-asian="normal" style:font-style-complex="normal"/>
    </style:style>
    <style:style style:name="P37" style:family="paragraph" style:parent-style-name="Exos" style:list-style-name="Exos">
      <style:paragraph-properties fo:padding="0cm" fo:border="none"/>
      <style:text-properties officeooo:rsid="009519c5" officeooo:paragraph-rsid="009964ad"/>
    </style:style>
    <style:style style:name="P38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39" style:family="paragraph" style:parent-style-name="Standard" style:list-style-name="Exos">
      <style:text-properties officeooo:rsid="008a5039" officeooo:paragraph-rsid="008a5039"/>
    </style:style>
    <style:style style:name="P40" style:family="paragraph" style:parent-style-name="Standard" style:list-style-name="Exos">
      <style:text-properties officeooo:rsid="0084cf7e" officeooo:paragraph-rsid="0084cf7e"/>
    </style:style>
    <style:style style:name="P41" style:family="paragraph" style:parent-style-name="Standard" style:list-style-name="Exos">
      <style:text-properties officeooo:rsid="0086c430" officeooo:paragraph-rsid="0086c430"/>
    </style:style>
    <style:style style:name="P42" style:family="paragraph" style:parent-style-name="Standard" style:list-style-name="Exos">
      <style:text-properties officeooo:rsid="0086c430" officeooo:paragraph-rsid="009964ad"/>
    </style:style>
    <style:style style:name="P43" style:family="paragraph" style:parent-style-name="Standard" style:list-style-name="Exos">
      <style:paragraph-properties fo:text-align="start" style:justify-single-word="false"/>
      <style:text-properties officeooo:paragraph-rsid="0095dd97"/>
    </style:style>
    <style:style style:name="P44" style:family="paragraph" style:parent-style-name="Standard" style:list-style-name="Exos">
      <style:paragraph-properties fo:text-align="start" style:justify-single-word="false"/>
      <style:text-properties officeooo:rsid="00978e2d" officeooo:paragraph-rsid="00978e2d"/>
    </style:style>
    <style:style style:name="P45" style:family="paragraph" style:parent-style-name="Standard" style:list-style-name="Exos">
      <style:text-properties officeooo:rsid="00913934" officeooo:paragraph-rsid="00913934"/>
    </style:style>
    <style:style style:name="P46" style:family="paragraph" style:parent-style-name="Standard" style:list-style-name="Exos">
      <style:paragraph-properties fo:margin-left="0.499cm" fo:margin-right="0cm" fo:text-indent="-0.499cm" style:auto-text-indent="false" fo:padding="0cm" fo:border="none">
        <style:tab-stops/>
      </style:paragraph-properties>
      <style:text-properties fo:language="fr" fo:country="FR" fo:font-style="normal" officeooo:rsid="00799eac" officeooo:paragraph-rsid="00674236" style:font-style-asian="normal" style:font-style-complex="normal"/>
    </style:style>
    <style:style style:name="P47" style:family="paragraph" style:parent-style-name="Standard" style:list-style-name="Exos">
      <style:paragraph-properties fo:margin-left="0.499cm" fo:margin-right="0cm" fo:text-indent="-0.499cm" style:auto-text-indent="false" fo:padding="0cm" fo:border="none">
        <style:tab-stops/>
      </style:paragraph-properties>
      <style:text-properties officeooo:rsid="00799eac" officeooo:paragraph-rsid="00674236"/>
    </style:style>
    <style:style style:name="P48" style:family="paragraph" style:parent-style-name="Standard" style:list-style-name="Exos">
      <style:paragraph-properties fo:padding="0.049cm" fo:border-left="none" fo:border-right="none" fo:border-top="0.99pt solid #000000" fo:border-bottom="none"/>
      <style:text-properties officeooo:rsid="0086c430" officeooo:paragraph-rsid="009964ad"/>
    </style:style>
    <style:style style:name="P49" style:family="paragraph" style:parent-style-name="Text_20_body" style:list-style-name="Exos"/>
    <style:style style:name="P5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0000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0000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style:paragraph-properties fo:margin-left="0cm" fo:margin-right="0cm" fo:margin-top="0cm" fo:margin-bottom="0cm" fo:line-height="100%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Times New Roman" fo:font-size="10.1999998092651pt" fo:font-style="italic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.1999998092651pt" style:font-style-asian="normal" style:font-weight-asian="normal" style:font-name-complex="Times New Roman" style:font-size-complex="10.1999998092651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Times New Roman" fo:font-size="8.19999980926514pt" fo:font-style="italic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8.19999980926514pt" style:font-style-asian="normal" style:font-weight-asian="normal" style:font-name-complex="Times New Roman" style:font-size-complex="8.1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loext:graphic-properties draw:fill="solid" draw:fill-color="#b2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b2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Times New Roman" fo:font-size="10.1999998092651pt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.1999998092651pt" style:font-style-asian="normal" style:font-weight-asian="normal" style:font-name-complex="Times New Roman" style:font-size-complex="10.1999998092651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normal" style:font-style-asian="normal" style:font-style-complex="normal"/>
    </style:style>
    <style:style style:name="T3" style:family="text">
      <style:text-properties fo:language="fr" fo:country="FR" fo:font-style="normal" style:font-style-asian="normal" style:font-style-complex="normal" style:text-overline-style="solid" style:text-overline-width="auto" style:text-overline-color="font-color"/>
    </style:style>
    <style:style style:name="T4" style:family="text">
      <style:text-properties fo:language="fr" fo:country="FR" fo:font-style="italic" style:font-style-asian="italic" style:font-style-complex="italic"/>
    </style:style>
    <style:style style:name="T5" style:family="text">
      <style:text-properties fo:language="fr" fo:country="FR" fo:font-style="italic" style:font-style-asian="italic" style:font-style-complex="italic" style:text-overline-style="solid" style:text-overline-width="auto" style:text-overline-color="font-color"/>
    </style:style>
    <style:style style:name="T6" style:family="text">
      <style:text-properties fo:language="fr" fo:country="FR" officeooo:rsid="007fda83"/>
    </style:style>
    <style:style style:name="T7" style:family="text">
      <style:text-properties style:text-position="sub 58%"/>
    </style:style>
    <style:style style:name="T8" style:family="text">
      <style:text-properties officeooo:rsid="00831b47"/>
    </style:style>
    <style:style style:name="T9" style:family="text">
      <style:text-properties officeooo:rsid="0084a71d"/>
    </style:style>
    <style:style style:name="T10" style:family="text">
      <style:text-properties officeooo:rsid="008e7159"/>
    </style:style>
    <style:style style:name="T11" style:family="text">
      <style:text-properties officeooo:rsid="00913934"/>
    </style:style>
    <style:style style:name="T12" style:family="text">
      <style:text-properties fo:font-style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978e2d" style:font-style-asian="italic" style:font-style-complex="italic"/>
    </style:style>
    <style:style style:name="T15" style:family="text">
      <style:text-properties officeooo:rsid="00978e2d"/>
    </style:style>
    <style:style style:name="T16" style:family="text">
      <style:text-properties officeooo:rsid="009bd9ba"/>
    </style:style>
    <style:style style:name="T17" style:family="text">
      <style:text-properties style:use-window-font-color="true" style:font-name="Times New Roman" fo:font-size="10pt" officeooo:rsid="009bdb63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fo:text-transform="uppercase" style:use-window-font-color="true" style:font-name="Arial" fo:font-size="14pt" fo:language="fr" fo:country="FR" fo:font-weight="bold" officeooo:rsid="00a0d5b3" style:font-name-asian="Times New Roman" style:font-size-asian="20pt" style:font-weight-asian="bold" style:font-name-complex="Arial" style:font-size-complex="12pt" style:language-complex="ar" style:country-complex="SA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Times New Roman" fo:font-size="10.1999998092651pt" fo:font-style="italic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.1999998092651pt" style:font-style-asian="normal" style:font-weight-asian="normal" style:font-name-complex="Times New Roman" style:font-size-complex="10.199999809265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Times New Roman" fo:font-size="8.19999980926514pt" fo:font-style="italic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8.19999980926514pt" style:font-style-asian="normal" style:font-weight-asian="normal" style:font-name-complex="Times New Roman" style:font-size-complex="8.1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Times New Roman" fo:font-size="10.1999998092651pt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" style:font-size-asian="10.1999998092651pt" style:font-style-asian="normal" style:font-weight-asian="normal" style:font-name-complex="Times New Roman" style:font-size-complex="10.1999998092651pt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b2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0000b2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16cm" fo:min-width="0.16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35cm" fo:min-width="0.16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b2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b20000" draw:textarea-horizontal-align="center" draw:textarea-vertical-align="middle" fo:padding-top="0.146cm" fo:padding-bottom="0.146cm" fo:padding-left="0.272cm" fo:padding-right="0.272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16cm" fo:min-width="0.29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16cm" fo:min-width="0.3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16cm" fo:min-width="0.14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16cm" fo:min-width="0.18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16cm" fo:min-width="0.29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6">Algèbre booléenne</text:span><text:span text:style-name="T1"><text:tab/></text:span><text:span text:style-name="T18">6</text:span><text:span text:style-name="T1">.1</text:span></text:h>
      <text:p text:style-name="P2"/>
      <text:section text:style-name="Sect1" text:name="Section1">
        <text:list xml:id="list2070656900" text:style-name="Exos">
          <text:list-item>
            <text:p text:style-name="P34">Pour chacune des expressions ci-dessous :</text:p>
          </text:list-item>
        </text:list>
        <text:list xml:id="list1979523019" text:style-name="Puces">
          <text:list-item>
            <text:p text:style-name="P35">Donner la table de vérité.</text:p>
          </text:list-item>
          <text:list-item>
            <text:p text:style-name="P36">La vérifier avec <text:a xlink:type="simple" xlink:href="https://logic.modulo-info.ch/" text:style-name="Internet_20_link" text:visited-style-name="Visited_20_Internet_20_Link">https://logic.modulo-info.ch/</text:a>.</text:p>
          </text:list-item>
          <text:list-item>
            <text:p text:style-name="P35">En déduire si on peut simplifier l’expression.</text:p>
          </text:list-item>
        </text:list>
        <text:list xml:id="list235310903390175" text:continue-list="list2070656900" text:style-name="Exos">
          <text:list-item>
            <text:list>
              <text:list-item>
                <text:p text:style-name="P46">A = <text:span text:style-name="T13">a</text:span> + <text:span text:style-name="T13">a</text:span> . <text:span text:style-name="T13">b</text:span></text:p>
              </text:list-item>
              <text:list-item>
                <text:p text:style-name="P46">B = <text:span text:style-name="T13">a</text:span> . (<text:span text:style-name="T13">a</text:span> + <text:span text:style-name="T13">b</text:span>)</text:p>
              </text:list-item>
              <text:list-item>
                <text:p text:style-name="P47"><text:span text:style-name="T2">C = </text:span><text:span text:style-name="T4">a</text:span><text:span text:style-name="T2"> + (</text:span><text:span text:style-name="T5">a</text:span><text:span text:style-name="T2"> . </text:span><text:span text:style-name="T4">b</text:span><text:span text:style-name="T2">)</text:span></text:p>
              </text:list-item>
              <text:list-item>
                <text:p text:style-name="P47"><text:span text:style-name="T2">D = </text:span><text:span text:style-name="T5">a</text:span><text:span text:style-name="T2"> . </text:span><text:span text:style-name="T4">b</text:span><text:span text:style-name="T2"> + </text:span><text:span text:style-name="T4">a</text:span><text:span text:style-name="T2"> . </text:span><text:span text:style-name="T5">b</text:span><text:span text:style-name="T2"> + </text:span><text:span text:style-name="T4">a</text:span><text:span text:style-name="T2"> . </text:span><text:span text:style-name="T4">b</text:span></text:p>
              </text:list-item>
              <text:list-item>
                <text:p text:style-name="P47"><text:span text:style-name="T2">E = (</text:span><text:span text:style-name="T4">a</text:span><text:span text:style-name="T2"> + </text:span><text:span text:style-name="T4">b</text:span><text:span text:style-name="T2">) . (</text:span><text:span text:style-name="T5">a</text:span><text:span text:style-name="T2"> + </text:span><text:span text:style-name="T4">b</text:span><text:span text:style-name="T2">)</text:span></text:p>
              </text:list-item>
              <text:list-item>
                <text:p text:style-name="P47"><text:span text:style-name="T2">F = </text:span><text:span text:style-name="T4">a</text:span><text:span text:style-name="T2"> + </text:span><text:span text:style-name="T5">a</text:span><text:span text:style-name="T3"> . </text:span><text:span text:style-name="T5">b</text:span></text:p>
              </text:list-item>
            </text:list>
          </text:list-item>
        </text:list>
        <text:p text:style-name="P1"/>
        <text:list xml:id="list235310630222643" text:continue-numbering="true" text:style-name="Exos">
          <text:list-item>
            <text:p text:style-name="Exos"><text:span text:style-name="T9">Pour chacun des circuits ci-dessous, écrire la table de vérité du circuit, puis en déduire une </text:span>expression logique simplifiée d<text:span text:style-name="T9">u</text:span> circuit<text:span text:style-name="T9"> :</text:span></text:p>
            <text:list>
              <text:list-item>
                <text:p text:style-name="P49">Circuit<text:span text:style-name="T8"> 1</text:span></text:p>
              </text:list-item>
            </text:list>
          </text:list-item>
        </text:list>
        <text:p text:style-name="P4"><draw:g text:anchor-type="as-char" draw:z-index="0" draw:name="Forme1" draw:style-name="gr1"><draw:polyline draw:style-name="gr2" draw:text-style-name="P50" svg:width="0.599cm" svg:height="0.299cm" svg:x="2.355cm" svg:y="1.198cm" svg:viewBox="0 0 600 300" draw:points="0,300 300,300 300,0 600,0"><text:p/></draw:polyline><draw:line draw:style-name="gr2" draw:text-style-name="P50" svg:x1="0.855cm" svg:y1="1.498cm" svg:x2="1.455cm" svg:y2="1.498cm"><text:p/></draw:line><draw:polyline draw:style-name="gr2" draw:text-style-name="P50" svg:width="0.599cm" svg:height="0.299cm" svg:x="2.355cm" svg:y="0.301cm" svg:viewBox="0 0 600 300" draw:points="0,0 300,0 300,300 600,300"><text:p/></draw:polyline><draw:line draw:style-name="gr2" draw:text-style-name="P50" svg:x1="0.855cm" svg:y1="0.301cm" svg:x2="1.455cm" svg:y2="0.301cm"><text:p/></draw:line><draw:line draw:style-name="gr2" draw:text-style-name="P50" svg:x1="3.855cm" svg:y1="0.9cm" svg:x2="4.455cm" svg:y2="0.9cm"><text:p/></draw:line><draw:line draw:style-name="gr2" draw:text-style-name="P50" svg:x1="5.355cm" svg:y1="0.9cm" svg:x2="5.955cm" svg:y2="0.9cm"><text:p/></draw:line><draw:polygon draw:style-name="gr4" draw:text-style-name="P52" svg:width="0.569cm" svg:height="0.599cm" svg:x="1.47cm" svg:y="0cm" svg:viewBox="0 0 570 600" draw:points="0,0 570,0 570,600 0,600"><text:p/></draw:polygon><draw:path draw:style-name="gr4" draw:text-style-name="P52" svg:width="0.269cm" svg:height="0.269cm" svg:x="2.07cm" svg:y="0.166cm" svg:viewBox="0 0 270 270" svg:d="M270 135c0 25-6 46-18 68-12 21-28 36-49 49-22 12-43 18-68 18s-45-6-67-18c-22-13-37-28-50-49-13-22-18-43-18-68s5-46 18-67c12-22 28-38 50-50 21-13 42-18 67-18s46 5 68 18c21 13 37 28 49 50 12 21 18 42 18 67z"><text:p/></draw:path><draw:frame draw:style-name="gr12" draw:text-style-name="P58" svg:width="0.188cm" svg:height="0.417cm" svg:x="1.665cm" svg:y="0.011cm"><draw:text-box><text:p text:style-name="P53"><text:span text:style-name="T21">1</text:span></text:p></draw:text-box></draw:frame><draw:path draw:style-name="gr3" draw:text-style-name="P51" svg:width="0.059cm" svg:height="0.059cm" svg:x="1.425cm" svg:y="0.271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1.425cm" svg:y="0.271cm" svg:viewBox="0 0 60 60" svg:d="M60 30c0 6-1 10-4 15s-6 8-11 11-10 4-15 4c-6 0-10-1-15-4s-8-6-11-11-4-10-4-15c0-6 1-10 4-15s6-8 11-11 10-4 15-4c6 0 10 1 15 4s8 6 11 11 4 10 4 15z"><text:p/></draw:path><draw:path draw:style-name="gr7" draw:text-style-name="P56" svg:width="0.059cm" svg:height="0.059cm" svg:x="2.325cm" svg:y="0.271cm" svg:viewBox="0 0 60 60" svg:d="M60 30c0 6-1 10-4 15s-6 8-11 11-9 4-15 4-10-1-15-4-8-6-11-11-4-10-4-15c0-6 1-10 4-15s6-8 11-11 9-4 15-4 10 1 15 4 8 6 11 11 4 10 4 15z"><text:p/></draw:path><draw:path draw:style-name="gr8" draw:text-style-name="P57" svg:width="0.059cm" svg:height="0.059cm" svg:x="2.325cm" svg:y="0.271cm" svg:viewBox="0 0 60 60" svg:d="M60 30c0 6-1 10-4 15s-6 8-11 11-9 4-15 4-10-1-15-4-8-6-11-11-4-10-4-15c0-6 1-10 4-15s6-8 11-11 9-4 15-4 10 1 15 4 8 6 11 11 4 10 4 15z"><text:p/></draw:path><draw:polygon draw:style-name="gr8" draw:text-style-name="P57" svg:width="0.569cm" svg:height="0.599cm" svg:x="1.47cm" svg:y="1.198cm" svg:viewBox="0 0 570 600" draw:points="0,0 570,0 570,600 0,600"><text:p/></draw:polygon><draw:path draw:style-name="gr8" draw:text-style-name="P57" svg:width="0.269cm" svg:height="0.269cm" svg:x="2.07cm" svg:y="1.362cm" svg:viewBox="0 0 270 270" svg:d="M270 135c0 25-6 46-18 68-12 21-28 37-49 49-22 12-43 18-68 18s-46-6-67-18c-22-12-37-28-50-49-13-22-18-43-18-68s5-46 18-67c12-22 28-38 50-50 21-13 42-18 67-18s46 5 68 18c21 13 37 28 49 50 12 21 18 42 18 67z"><text:p/></draw:path><draw:frame draw:style-name="gr12" draw:text-style-name="P58" svg:width="0.188cm" svg:height="0.417cm" svg:x="1.665cm" svg:y="1.21cm"><draw:text-box><text:p text:style-name="P53"><text:span text:style-name="T21">1</text:span></text:p></draw:text-box></draw:frame><draw:path draw:style-name="gr3" draw:text-style-name="P51" svg:width="0.059cm" svg:height="0.059cm" svg:x="1.425cm" svg:y="1.468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1.425cm" svg:y="1.468cm" svg:viewBox="0 0 60 60" svg:d="M60 30c0 6-1 10-4 15s-6 8-11 11-10 4-15 4c-6 0-10-1-15-4s-8-6-11-11-4-10-4-15c0-6 1-10 4-15s6-8 11-11 10-4 15-4c6 0 10 1 15 4s8 6 11 11 4 10 4 15z"><text:p/></draw:path><draw:path draw:style-name="gr7" draw:text-style-name="P56" svg:width="0.059cm" svg:height="0.059cm" svg:x="2.325cm" svg:y="1.468cm" svg:viewBox="0 0 60 60" svg:d="M60 30c0 6-1 10-4 15s-6 8-11 11-9 4-15 4-10-1-15-4-8-6-11-11-4-10-4-15c0-6 1-10 4-15s6-8 11-11 9-4 15-4 10 1 15 4 8 6 11 11 4 10 4 15z"><text:p/></draw:path><draw:path draw:style-name="gr8" draw:text-style-name="P57" svg:width="0.059cm" svg:height="0.059cm" svg:x="2.325cm" svg:y="1.468cm" svg:viewBox="0 0 60 60" svg:d="M60 30c0 6-1 10-4 15s-6 8-11 11-9 4-15 4-10-1-15-4-8-6-11-11-4-10-4-15c0-6 1-10 4-15s6-8 11-11 9-4 15-4 10 1 15 4 8 6 11 11 4 10 4 15z"><text:p/></draw:path><draw:polygon draw:style-name="gr8" draw:text-style-name="P57" svg:width="0.869cm" svg:height="0.899cm" svg:x="2.97cm" svg:y="0.451cm" svg:viewBox="0 0 870 900" draw:points="0,0 870,0 870,900 0,900"><text:p/></draw:polygon><draw:frame draw:style-name="gr10" draw:text-style-name="P58" svg:width="0.399cm" svg:height="0.417cm" svg:x="3.217cm" svg:y="0.46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2.925cm" svg:y="0.571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2.925cm" svg:y="0.571cm" svg:viewBox="0 0 60 60" svg:d="M60 30c0 6-1 10-4 15s-6 8-11 11-10 4-15 4c-6 0-10-1-15-4s-8-6-11-11-4-10-4-15c0-6 1-10 4-15s6-8 11-11 9-4 15-4c5 0 10 1 15 4s8 6 11 11 4 10 4 15z"><text:p/></draw:path><draw:path draw:style-name="gr3" draw:text-style-name="P51" svg:width="0.059cm" svg:height="0.059cm" svg:x="2.925cm" svg:y="1.168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2.925cm" svg:y="1.168cm" svg:viewBox="0 0 60 60" svg:d="M60 30c0 6-1 10-4 15s-6 8-11 11-10 4-15 4c-6 0-10-1-15-4s-8-6-11-11-4-10-4-15c0-6 1-10 4-15s6-8 11-11 9-4 15-4c5 0 10 1 15 4s8 6 11 11 4 10 4 15z"><text:p/></draw:path><draw:path draw:style-name="gr7" draw:text-style-name="P56" svg:width="0.059cm" svg:height="0.059cm" svg:x="3.825cm" svg:y="0.87cm" svg:viewBox="0 0 60 60" svg:d="M60 30c0 6-1 10-4 15s-6 8-11 11-10 4-15 4c-6 0-10-1-15-4s-8-6-11-11-4-10-4-15c0-6 1-10 4-15s6-8 11-11 9-4 15-4c5 0 10 1 15 4s8 6 11 11 4 10 4 15z"><text:p/></draw:path><draw:path draw:style-name="gr8" draw:text-style-name="P57" svg:width="0.059cm" svg:height="0.059cm" svg:x="3.825cm" svg:y="0.87cm" svg:viewBox="0 0 60 60" svg:d="M60 30c0 6-1 10-4 15s-6 8-11 11-10 4-15 4c-6 0-10-1-15-4s-8-6-11-11-4-10-4-15c0-6 1-10 4-15s6-8 11-11 9-4 15-4c5 0 10 1 15 4s8 6 11 11 4 10 4 15z"><text:p/></draw:path><draw:polygon draw:style-name="gr8" draw:text-style-name="P57" svg:width="0.569cm" svg:height="0.599cm" svg:x="4.47cm" svg:y="0.6cm" svg:viewBox="0 0 570 600" draw:points="0,0 570,0 570,600 0,600"><text:p/></draw:polygon><draw:path draw:style-name="gr8" draw:text-style-name="P57" svg:width="0.269cm" svg:height="0.269cm" svg:x="5.07cm" svg:y="0.766cm" svg:viewBox="0 0 270 270" svg:d="M270 135c0 25-6 46-18 68-13 21-29 37-50 49-22 12-42 18-67 18s-47-6-68-18c-22-12-37-28-49-49-13-22-18-43-18-68s5-45 18-67 27-37 49-50 43-18 68-18 45 5 67 18c21 12 37 28 50 50 12 21 18 42 18 67z"><text:p/></draw:path><draw:frame draw:style-name="gr12" draw:text-style-name="P58" svg:width="0.188cm" svg:height="0.417cm" svg:x="4.665cm" svg:y="0.61cm"><draw:text-box><text:p text:style-name="P53"><text:span text:style-name="T21">1</text:span></text:p></draw:text-box></draw:frame><draw:path draw:style-name="gr3" draw:text-style-name="P51" svg:width="0.059cm" svg:height="0.059cm" svg:x="4.425cm" svg:y="0.87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4.425cm" svg:y="0.87cm" svg:viewBox="0 0 60 60" svg:d="M60 30c0 6-1 10-4 15s-6 8-11 11-10 4-15 4c-6 0-10-1-15-4s-8-6-11-11-4-10-4-15c0-6 1-10 4-15s6-8 11-11 9-4 15-4c5 0 10 1 15 4s8 6 11 11 4 10 4 15z"><text:p/></draw:path><draw:path draw:style-name="gr7" draw:text-style-name="P56" svg:width="0.059cm" svg:height="0.059cm" svg:x="5.325cm" svg:y="0.87cm" svg:viewBox="0 0 60 60" svg:d="M60 30c0 6-1 10-4 15s-6 8-11 11-10 4-15 4c-6 0-10-1-15-4s-8-6-11-11-4-10-4-15c0-6 1-10 4-15s6-8 11-11 9-4 15-4c5 0 10 1 15 4s8 6 11 11 4 10 4 15z"><text:p/></draw:path><draw:path draw:style-name="gr8" draw:text-style-name="P57" svg:width="0.059cm" svg:height="0.059cm" svg:x="5.325cm" svg:y="0.87cm" svg:viewBox="0 0 60 60" svg:d="M60 30c0 6-1 10-4 15s-6 8-11 11-10 4-15 4c-6 0-10-1-15-4s-8-6-11-11-4-10-4-15c0-6 1-10 4-15s6-8 11-11 9-4 15-4c5 0 10 1 15 4s8 6 11 11 4 10 4 15z"><text:p/></draw:path><draw:path draw:style-name="gr8" draw:text-style-name="P57" svg:width="0.269cm" svg:height="0.269cm" svg:x="6.06cm" svg:y="0.766cm" svg:viewBox="0 0 270 270" svg:d="M270 135c0 25-6 46-18 68-13 21-29 37-50 49-22 12-42 18-67 18s-47-6-68-18c-22-12-37-28-49-49-13-22-18-43-18-68s5-45 18-67 27-37 49-50 43-18 68-18 45 5 67 18c21 12 37 28 50 50 12 21 18 42 18 67z"><text:p/></draw:path><draw:path draw:style-name="gr8" draw:text-style-name="P57" svg:width="0.449cm" svg:height="0.449cm" svg:x="5.97cm" svg:y="0.676cm" svg:viewBox="0 0 450 450" svg:d="M450 225c0 42-10 77-30 113-21 35-47 61-83 82s-71 30-112 30c-42 0-77-9-113-30s-61-47-82-82c-21-36-30-72-30-113 0-42 9-76 30-112s46-63 82-83c36-21 71-30 113-30 41 0 76 9 112 30 36 20 62 47 83 83 20 36 30 71 30 112z"><text:p/></draw:path><draw:frame draw:style-name="gr11" draw:text-style-name="P54" svg:width="0.144cm" svg:height="0.417cm" svg:x="6.63cm" svg:y="0.714cm"><draw:text-box><text:p text:style-name="P53"><text:span text:style-name="T19">s</text:span></text:p></draw:text-box></draw:frame><draw:path draw:style-name="gr3" draw:text-style-name="P51" svg:width="0.059cm" svg:height="0.059cm" svg:x="5.925cm" svg:y="0.87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5.925cm" svg:y="0.87cm" svg:viewBox="0 0 60 60" svg:d="M60 30c0 6-1 10-4 15s-6 8-11 11-10 4-15 4c-6 0-10-1-15-4s-8-6-11-11-4-10-4-15c0-6 1-10 4-15s6-8 11-11 9-4 15-4c5 0 10 1 15 4s8 6 11 11 4 10 4 15z"><text:p/></draw:path><draw:polygon draw:style-name="gr4" draw:text-style-name="P52" svg:width="0.449cm" svg:height="0.449cm" svg:x="0.39cm" svg:y="0.076cm" svg:viewBox="0 0 450 450" draw:points="0,0 450,0 450,450 0,450"><text:p/></draw:polygon><draw:path draw:style-name="gr4" draw:text-style-name="P52" svg:width="0.269cm" svg:height="0.269cm" svg:x="0.48cm" svg:y="0.166cm" svg:viewBox="0 0 270 270" svg:d="M270 135c0 25-6 46-18 68-13 21-28 36-49 49-22 12-43 18-68 18s-45-6-67-18c-22-13-37-28-50-49-13-22-18-43-18-68s5-46 18-67c12-22 28-38 50-50 21-13 42-18 67-18s46 5 68 18c21 13 36 28 49 50 12 22 18 42 18 67z"><text:p/></draw:path><draw:frame draw:style-name="gr12" draw:text-style-name="P54" svg:width="0.188cm" svg:height="0.417cm" svg:x="0cm" svg:y="0.115cm"><draw:text-box><text:p text:style-name="P53"><text:span text:style-name="T19">a</text:span></text:p></draw:text-box></draw:frame><draw:path draw:style-name="gr7" draw:text-style-name="P56" svg:width="0.059cm" svg:height="0.059cm" svg:x="0.825cm" svg:y="0.271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0.271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449cm" svg:height="0.449cm" svg:x="0.39cm" svg:y="1.274cm" svg:viewBox="0 0 450 450" draw:points="0,0 450,0 450,450 0,450"><text:p/></draw:polygon><draw:path draw:style-name="gr8" draw:text-style-name="P57" svg:width="0.269cm" svg:height="0.269cm" svg:x="0.48cm" svg:y="1.362cm" svg:viewBox="0 0 270 270" svg:d="M270 135c0 25-6 46-18 68-13 21-28 37-49 49-22 12-43 18-68 18s-46-6-67-18c-22-12-37-28-50-49-13-22-18-43-18-68s5-46 18-67c12-22 28-38 50-50 21-13 42-18 67-18s46 5 68 18c21 13 36 28 49 50 12 22 18 42 18 67z"><text:p/></draw:path><draw:frame draw:style-name="gr12" draw:text-style-name="P54" svg:width="0.188cm" svg:height="0.417cm" svg:x="0cm" svg:y="1.314cm"><draw:text-box><text:p text:style-name="P53"><text:span text:style-name="T19">b</text:span></text:p></draw:text-box></draw:frame><draw:path draw:style-name="gr7" draw:text-style-name="P56" svg:width="0.059cm" svg:height="0.059cm" svg:x="0.825cm" svg:y="1.468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1.468cm" svg:viewBox="0 0 60 60" svg:d="M60 30c0 6-1 10-4 15s-6 8-11 11-10 4-15 4c-6 0-10-1-15-4s-8-6-11-11-4-10-4-15c0-6 1-10 4-15s6-8 11-11 10-4 15-4c6 0 10 1 15 4s8 6 11 11 4 10 4 15z"><text:p/></draw:path></draw:g></text:p>
        <text:p text:style-name="P7"/>
        <text:list xml:id="list235311433895295" text:continue-numbering="true" text:style-name="Exos">
          <text:list-item>
            <text:list>
              <text:list-item>
                <text:p text:style-name="P49">Circuit 2</text:p>
              </text:list-item>
            </text:list>
          </text:list-item>
        </text:list>
        <text:p text:style-name="P15"><draw:g text:anchor-type="as-char" draw:z-index="1" draw:name="Forme2" draw:style-name="gr1"><draw:line draw:style-name="gr2" draw:text-style-name="P50" svg:x1="5.355cm" svg:y1="0.9cm" svg:x2="5.955cm" svg:y2="0.9cm"><text:p/></draw:line><draw:polyline draw:style-name="gr2" draw:text-style-name="P50" svg:width="2.099cm" svg:height="0.299cm" svg:x="0.855cm" svg:y="0.9cm" svg:viewBox="0 0 2100 300" draw:points="0,300 300,300 300,0 2100,0"><text:p/></draw:polyline><draw:line draw:style-name="gr2" draw:text-style-name="P50" svg:x1="0.855cm" svg:y1="0.301cm" svg:x2="1.455cm" svg:y2="0.301cm"><text:p/></draw:line><draw:line draw:style-name="gr2" draw:text-style-name="P50" svg:x1="2.355cm" svg:y1="0.301cm" svg:x2="2.955cm" svg:y2="0.301cm"><text:p/></draw:line><draw:polyline draw:style-name="gr2" draw:text-style-name="P50" svg:width="0.299cm" svg:height="0.299cm" svg:x="1.155cm" svg:y="1.198cm" svg:viewBox="0 0 300 300" draw:points="0,0 0,300 300,300"><text:p/></draw:polyline><draw:polyline draw:style-name="gr2" draw:text-style-name="P50" svg:width="2.099cm" svg:height="0.299cm" svg:x="2.355cm" svg:y="1.198cm" svg:viewBox="0 0 2100 300" draw:points="0,300 1800,300 1800,0 2100,0"><text:p/></draw:polyline><draw:line draw:style-name="gr2" draw:text-style-name="P50" svg:x1="3.855cm" svg:y1="0.6cm" svg:x2="4.455cm" svg:y2="0.6cm"><text:p/></draw:line><draw:path draw:style-name="gr3" draw:text-style-name="P51" svg:width="0.119cm" svg:height="0.119cm" svg:x="1.095cm" svg:y="1.138cm" svg:viewBox="0 0 120 120" svg:d="M120 60c0 11-3 20-8 30-6 9-13 16-22 22-10 5-19 8-30 8s-20-2-30-8-16-12-22-22-8-19-8-30 2-21 8-30c5-10 12-17 22-22 9-6 19-8 30-8s20 2 30 8 16 12 22 22 8 19 8 30z"><text:p/></draw:path><draw:path draw:style-name="gr4" draw:text-style-name="P52" svg:width="0.119cm" svg:height="0.119cm" svg:x="1.095cm" svg:y="1.138cm" svg:viewBox="0 0 120 120" svg:d="M120 60c0 11-3 20-8 30-6 9-13 16-22 22-10 5-19 8-30 8s-20-2-30-8-16-12-22-22-8-19-8-30 2-21 8-30c5-10 12-17 22-22 9-6 19-8 30-8s20 2 30 8 16 12 22 22 8 19 8 30z"><text:p/></draw:path><draw:polygon draw:style-name="gr8" draw:text-style-name="P57" svg:width="0.569cm" svg:height="0.599cm" svg:x="1.47cm" svg:y="0cm" svg:viewBox="0 0 570 600" draw:points="0,0 570,0 570,600 0,600"><text:p/></draw:polygon><draw:path draw:style-name="gr8" draw:text-style-name="P57" svg:width="0.269cm" svg:height="0.269cm" svg:x="2.07cm" svg:y="0.166cm" svg:viewBox="0 0 270 270" svg:d="M270 135c0 25-6 45-18 67-12 21-28 37-49 50-22 12-43 18-68 18s-46-6-67-18c-22-13-38-29-50-50-13-22-18-42-18-67s5-46 18-68 28-37 50-49c21-12 42-18 67-18s46 6 68 18c21 12 37 27 49 49 12 21 18 43 18 68z"><text:p/></draw:path><draw:frame draw:style-name="gr12" draw:text-style-name="P58" svg:width="0.188cm" svg:height="0.417cm" svg:x="1.665cm" svg:y="0.011cm"><draw:text-box><text:p text:style-name="P53"><text:span text:style-name="T21">1</text:span></text:p></draw:text-box></draw:frame><draw:path draw:style-name="gr3" draw:text-style-name="P51" svg:width="0.059cm" svg:height="0.059cm" svg:x="1.425cm" svg:y="0.271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425cm" svg:y="0.271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2.325cm" svg:y="0.271cm" svg:viewBox="0 0 60 60" svg:d="M60 30c0 5-1 10-4 15s-6 8-11 11-9 4-15 4-10-1-15-4-8-6-11-11-4-10-4-15c0-6 1-10 4-15s6-8 11-11 9-4 15-4 10 1 15 4 8 6 11 11 4 9 4 15z"><text:p/></draw:path><draw:path draw:style-name="gr8" draw:text-style-name="P57" svg:width="0.059cm" svg:height="0.059cm" svg:x="2.325cm" svg:y="0.271cm" svg:viewBox="0 0 60 60" svg:d="M60 30c0 5-1 10-4 15s-6 8-11 11-9 4-15 4-10-1-15-4-8-6-11-11-4-10-4-15c0-6 1-10 4-15s6-8 11-11 9-4 15-4 10 1 15 4 8 6 11 11 4 9 4 15z"><text:p/></draw:path><draw:polygon draw:style-name="gr8" draw:text-style-name="P57" svg:width="0.449cm" svg:height="0.449cm" svg:x="0.39cm" svg:y="0.076cm" svg:viewBox="0 0 450 450" draw:points="0,0 450,0 450,450 0,450"><text:p/></draw:polygon><draw:path draw:style-name="gr8" draw:text-style-name="P57" svg:width="0.269cm" svg:height="0.269cm" svg:x="0.48cm" svg:y="0.166cm" svg:viewBox="0 0 270 270" svg:d="M270 135c0 25-6 45-18 67-13 21-28 37-49 50-22 12-43 18-68 18s-46-6-67-18c-22-13-38-29-50-50-13-22-18-42-18-67s5-46 18-68 28-37 50-49c21-12 42-18 67-18s46 6 68 18c21 12 36 27 49 49 12 21 18 43 18 68z"><text:p/></draw:path><draw:frame draw:style-name="gr12" draw:text-style-name="P54" svg:width="0.188cm" svg:height="0.417cm" svg:x="0cm" svg:y="0.115cm"><draw:text-box><text:p text:style-name="P53"><text:span text:style-name="T19">a</text:span></text:p></draw:text-box></draw:frame><draw:path draw:style-name="gr7" draw:text-style-name="P56" svg:width="0.059cm" svg:height="0.059cm" svg:x="0.825cm" svg:y="0.271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0.271cm" svg:viewBox="0 0 60 60" svg:d="M60 30c0 5-1 10-4 15s-6 8-11 11-10 4-15 4c-6 0-10-1-15-4s-8-6-11-11-4-10-4-15c0-6 1-10 4-15s6-8 11-11 10-4 15-4c6 0 10 1 15 4s8 6 11 11 4 9 4 15z"><text:p/></draw:path><draw:polygon draw:style-name="gr8" draw:text-style-name="P57" svg:width="0.449cm" svg:height="0.449cm" svg:x="0.39cm" svg:y="0.974cm" svg:viewBox="0 0 450 450" draw:points="0,0 450,0 450,450 0,450"><text:p/></draw:polygon><draw:path draw:style-name="gr8" draw:text-style-name="P57" svg:width="0.269cm" svg:height="0.269cm" svg:x="0.48cm" svg:y="1.064cm" svg:viewBox="0 0 270 270" svg:d="M270 135c0 25-6 45-18 67-13 21-28 37-49 50-22 12-43 18-68 18s-46-6-67-18c-22-13-38-29-50-50-13-22-18-42-18-67s5-46 18-68 28-36 50-49 42-18 67-18 46 5 68 18c21 12 36 27 49 49 12 21 18 43 18 68z"><text:p/></draw:path><draw:frame draw:style-name="gr12" draw:text-style-name="P54" svg:width="0.188cm" svg:height="0.417cm" svg:x="0cm" svg:y="1.014cm"><draw:text-box><text:p text:style-name="P53"><text:span text:style-name="T19">b</text:span></text:p></draw:text-box></draw:frame><draw:path draw:style-name="gr7" draw:text-style-name="P56" svg:width="0.059cm" svg:height="0.059cm" svg:x="0.825cm" svg:y="1.168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1.168cm" svg:viewBox="0 0 60 60" svg:d="M60 30c0 5-1 10-4 15s-6 8-11 11-10 4-15 4c-6 0-10-1-15-4s-8-6-11-11-4-10-4-15c0-6 1-10 4-15s6-8 11-11 10-4 15-4c6 0 10 1 15 4s8 6 11 11 4 9 4 15z"><text:p/></draw:path><draw:polygon draw:style-name="gr8" draw:text-style-name="P57" svg:width="0.869cm" svg:height="0.899cm" svg:x="2.97cm" svg:y="0.151cm" svg:viewBox="0 0 870 900" draw:points="0,0 870,0 870,900 0,900"><text:p/></draw:polygon><draw:frame draw:style-name="gr9" draw:text-style-name="P58" svg:width="0.294cm" svg:height="0.417cm" svg:x="3.261cm" svg:y="0.161cm"><draw:text-box><text:p text:style-name="P53"><text:span text:style-name="T21">&amp;</text:span></text:p></draw:text-box></draw:frame><draw:path draw:style-name="gr3" draw:text-style-name="P51" svg:width="0.059cm" svg:height="0.059cm" svg:x="2.925cm" svg:y="0.271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2.925cm" svg:y="0.271cm" svg:viewBox="0 0 60 60" svg:d="M60 30c0 5-1 10-4 15s-6 8-11 11-10 4-15 4c-6 0-10-1-15-4s-8-6-11-11-4-10-4-15c0-6 1-10 4-15s6-8 11-11 9-4 15-4c5 0 10 1 15 4s8 6 11 11 4 9 4 15z"><text:p/></draw:path><draw:path draw:style-name="gr3" draw:text-style-name="P51" svg:width="0.059cm" svg:height="0.059cm" svg:x="2.925cm" svg:y="0.87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2.925cm" svg:y="0.87cm" svg:viewBox="0 0 60 60" svg:d="M60 30c0 5-1 10-4 15s-6 8-11 11-10 4-15 4c-6 0-10-1-15-4s-8-6-11-11-4-10-4-15c0-6 1-10 4-15s6-8 11-11 9-4 15-4c5 0 10 1 15 4s8 6 11 11 4 9 4 15z"><text:p/></draw:path><draw:path draw:style-name="gr7" draw:text-style-name="P56" svg:width="0.059cm" svg:height="0.059cm" svg:x="3.825cm" svg:y="0.571cm" svg:viewBox="0 0 60 60" svg:d="M60 30c0 5-1 10-4 15s-6 8-11 11-10 4-15 4c-6 0-10-1-15-4s-8-6-11-11-4-10-4-15c0-6 1-10 4-15s6-8 11-11 9-4 15-4c5 0 10 1 15 4s8 6 11 11 4 9 4 15z"><text:p/></draw:path><draw:path draw:style-name="gr8" draw:text-style-name="P57" svg:width="0.059cm" svg:height="0.059cm" svg:x="3.825cm" svg:y="0.571cm" svg:viewBox="0 0 60 60" svg:d="M60 30c0 5-1 10-4 15s-6 8-11 11-10 4-15 4c-6 0-10-1-15-4s-8-6-11-11-4-10-4-15c0-6 1-10 4-15s6-8 11-11 9-4 15-4c5 0 10 1 15 4s8 6 11 11 4 9 4 15z"><text:p/></draw:path><draw:polygon draw:style-name="gr8" draw:text-style-name="P57" svg:width="0.869cm" svg:height="0.899cm" svg:x="4.47cm" svg:y="0.451cm" svg:viewBox="0 0 870 900" draw:points="0,0 870,0 870,900 0,900"><text:p/></draw:polygon><draw:frame draw:style-name="gr10" draw:text-style-name="P58" svg:width="0.399cm" svg:height="0.417cm" svg:x="4.717cm" svg:y="0.46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4.425cm" svg:y="0.571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4.425cm" svg:y="0.571cm" svg:viewBox="0 0 60 60" svg:d="M60 30c0 5-1 10-4 15s-6 8-11 11-10 4-15 4c-6 0-10-1-15-4s-8-6-11-11-4-10-4-15c0-6 1-10 4-15s6-8 11-11 9-4 15-4c5 0 10 1 15 4s8 6 11 11 4 9 4 15z"><text:p/></draw:path><draw:path draw:style-name="gr3" draw:text-style-name="P51" svg:width="0.059cm" svg:height="0.059cm" svg:x="4.425cm" svg:y="1.168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4.425cm" svg:y="1.168cm" svg:viewBox="0 0 60 60" svg:d="M60 30c0 5-1 10-4 15s-6 8-11 11-10 4-15 4c-6 0-10-1-15-4s-8-6-11-11-4-10-4-15c0-6 1-10 4-15s6-8 11-11 9-4 15-4c5 0 10 1 15 4s8 6 11 11 4 9 4 15z"><text:p/></draw:path><draw:path draw:style-name="gr7" draw:text-style-name="P56" svg:width="0.059cm" svg:height="0.059cm" svg:x="5.325cm" svg:y="0.87cm" svg:viewBox="0 0 60 60" svg:d="M60 30c0 5-1 10-4 15s-6 8-11 11-10 4-15 4c-6 0-10-1-15-4s-8-6-11-11-4-10-4-15c0-6 1-10 4-15s6-8 11-11 9-4 15-4c5 0 10 1 15 4s8 6 11 11 4 9 4 15z"><text:p/></draw:path><draw:path draw:style-name="gr8" draw:text-style-name="P57" svg:width="0.059cm" svg:height="0.059cm" svg:x="5.325cm" svg:y="0.87cm" svg:viewBox="0 0 60 60" svg:d="M60 30c0 5-1 10-4 15s-6 8-11 11-10 4-15 4c-6 0-10-1-15-4s-8-6-11-11-4-10-4-15c0-6 1-10 4-15s6-8 11-11 9-4 15-4c5 0 10 1 15 4s8 6 11 11 4 9 4 15z"><text:p/></draw:path><draw:polygon draw:style-name="gr8" draw:text-style-name="P57" svg:width="0.569cm" svg:height="0.599cm" svg:x="1.47cm" svg:y="1.198cm" svg:viewBox="0 0 570 600" draw:points="0,0 570,0 570,600 0,600"><text:p/></draw:polygon><draw:path draw:style-name="gr8" draw:text-style-name="P57" svg:width="0.269cm" svg:height="0.269cm" svg:x="2.07cm" svg:y="1.362cm" svg:viewBox="0 0 270 270" svg:d="M270 135c0 25-6 45-18 67-12 21-28 37-49 50-22 12-43 18-68 18s-46-6-67-18c-22-13-38-29-50-50-13-22-18-42-18-67s5-46 18-68 28-36 50-49 42-18 67-18 46 5 68 18c21 12 37 27 49 49 12 21 18 43 18 68z"><text:p/></draw:path><draw:frame draw:style-name="gr12" draw:text-style-name="P58" svg:width="0.188cm" svg:height="0.417cm" svg:x="1.665cm" svg:y="1.21cm"><draw:text-box><text:p text:style-name="P53"><text:span text:style-name="T21">1</text:span></text:p></draw:text-box></draw:frame><draw:path draw:style-name="gr3" draw:text-style-name="P51" svg:width="0.059cm" svg:height="0.059cm" svg:x="1.425cm" svg:y="1.468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425cm" svg:y="1.468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2.325cm" svg:y="1.468cm" svg:viewBox="0 0 60 60" svg:d="M60 30c0 5-1 10-4 15s-6 8-11 11-9 4-15 4-10-1-15-4-8-6-11-11-4-10-4-15c0-6 1-10 4-15s6-8 11-11 9-4 15-4 10 1 15 4 8 6 11 11 4 9 4 15z"><text:p/></draw:path><draw:path draw:style-name="gr8" draw:text-style-name="P57" svg:width="0.059cm" svg:height="0.059cm" svg:x="2.325cm" svg:y="1.468cm" svg:viewBox="0 0 60 60" svg:d="M60 30c0 5-1 10-4 15s-6 8-11 11-9 4-15 4-10-1-15-4-8-6-11-11-4-10-4-15c0-6 1-10 4-15s6-8 11-11 9-4 15-4 10 1 15 4 8 6 11 11 4 9 4 15z"><text:p/></draw:path><draw:path draw:style-name="gr8" draw:text-style-name="P57" svg:width="0.269cm" svg:height="0.269cm" svg:x="6.06cm" svg:y="0.766cm" svg:viewBox="0 0 270 270" svg:d="M270 135c0 25-6 45-18 67-13 21-29 37-50 50-22 12-42 18-67 18s-46-6-68-18c-22-13-36-29-49-50-13-22-18-42-18-67s5-47 18-68c12-22 27-37 49-49 21-12 43-18 68-18s45 6 67 18c21 12 37 27 50 49 12 22 18 43 18 68z"><text:p/></draw:path><draw:path draw:style-name="gr8" draw:text-style-name="P57" svg:width="0.449cm" svg:height="0.449cm" svg:x="5.97cm" svg:y="0.676cm" svg:viewBox="0 0 450 450" svg:d="M450 225c0 41-10 76-30 112-21 36-47 62-83 83-36 20-71 30-112 30-42 0-77-10-113-30-36-21-61-47-82-83s-30-71-30-112c0-42 9-77 30-113s46-61 82-82 71-30 113-30c41 0 76 9 112 30s62 46 83 82c20 36 30 71 30 113z"><text:p/></draw:path><draw:frame draw:style-name="gr11" draw:text-style-name="P54" svg:width="0.144cm" svg:height="0.417cm" svg:x="6.63cm" svg:y="0.714cm"><draw:text-box><text:p text:style-name="P53"><text:span text:style-name="T19">s</text:span></text:p></draw:text-box></draw:frame><draw:path draw:style-name="gr3" draw:text-style-name="P51" svg:width="0.059cm" svg:height="0.059cm" svg:x="5.925cm" svg:y="0.87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5.925cm" svg:y="0.87cm" svg:viewBox="0 0 60 60" svg:d="M60 30c0 5-1 10-4 15s-6 8-11 11-10 4-15 4c-6 0-10-1-15-4s-8-6-11-11-4-10-4-15c0-6 1-10 4-15s6-8 11-11 9-4 15-4c5 0 10 1 15 4s8 6 11 11 4 9 4 15z"><text:p/></draw:path></draw:g></text:p>
        <text:p text:style-name="P9"/>
        <text:list xml:id="list235311807437008" text:continue-numbering="true" text:style-name="Exos">
          <text:list-item>
            <text:p text:style-name="P27">On considère le schéma ci-dessous :</text:p>
          </text:list-item>
        </text:list>
        <text:p text:style-name="P5"><draw:g text:anchor-type="as-char" draw:z-index="5" draw:name="Forme6" draw:style-name="gr1"><draw:line draw:style-name="gr2" draw:text-style-name="P50" svg:x1="4.455cm" svg:y1="2.325cm" svg:x2="5.055cm" svg:y2="2.325cm"><text:p/></draw:line><draw:polyline draw:style-name="gr2" draw:text-style-name="P50" svg:width="1.199cm" svg:height="0cm" svg:x="0.855cm" svg:y="0.224cm" svg:viewBox="0 0 1200 0" draw:points="0,0 600,0 1200,0"><text:p/></draw:polyline><draw:line draw:style-name="gr2" draw:text-style-name="P50" svg:x1="4.455cm" svg:y1="1.122cm" svg:x2="5.055cm" svg:y2="1.122cm"><text:p/></draw:line><draw:polyline draw:style-name="gr2" draw:text-style-name="P50" svg:width="0.299cm" svg:height="0.299cm" svg:x="3.255cm" svg:y="1.724cm" svg:viewBox="0 0 300 300" draw:points="0,0 0,300 300,300"><text:p/></draw:polyline><draw:polyline draw:style-name="gr2" draw:text-style-name="P50" svg:width="0.599cm" svg:height="1.199cm" svg:x="1.455cm" svg:y="1.421cm" svg:viewBox="0 0 600 1200" draw:points="0,0 0,1200 600,1200"><text:p/></draw:polyline><draw:polyline draw:style-name="gr2" draw:text-style-name="P50" svg:width="0.599cm" svg:height="0.299cm" svg:x="2.955cm" svg:y="1.421cm" svg:viewBox="0 0 600 300" draw:points="0,300 300,300 300,0 600,0"><text:p/></draw:polyline><draw:polyline draw:style-name="gr2" draw:text-style-name="P50" svg:width="0.599cm" svg:height="0.299cm" svg:x="2.955cm" svg:y="2.623cm" svg:viewBox="0 0 600 300" draw:points="0,300 300,300 300,0 600,0"><text:p/></draw:polyline><draw:polyline draw:style-name="gr2" draw:text-style-name="P50" svg:width="0.599cm" svg:height="0.299cm" svg:x="2.955cm" svg:y="0.524cm" svg:viewBox="0 0 600 300" draw:points="0,0 300,0 300,300 600,300"><text:p/></draw:polyline><draw:polyline draw:style-name="gr2" draw:text-style-name="P50" svg:width="0.299cm" svg:height="1.199cm" svg:x="1.455cm" svg:y="0.224cm" svg:viewBox="0 0 300 1200" draw:points="0,0 0,1200 300,1200"><text:p/></draw:polyline><draw:polyline draw:style-name="gr2" draw:text-style-name="P50" svg:width="1.199cm" svg:height="0cm" svg:x="0.855cm" svg:y="3.221cm" svg:viewBox="0 0 1200 0" draw:points="0,0 300,0 1200,0"><text:p/></draw:polyline><draw:polyline draw:style-name="gr2" draw:text-style-name="P50" svg:width="0.899cm" svg:height="1.199cm" svg:x="1.155cm" svg:y="0.824cm" svg:viewBox="0 0 900 1200" draw:points="900,1200 0,1200 0,0 600,0"><text:p/></draw:polyline><draw:line draw:style-name="gr2" draw:text-style-name="P50" svg:x1="1.155cm" svg:y1="2.024cm" svg:x2="1.155cm" svg:y2="3.224cm"><text:p/></draw:line><draw:path draw:style-name="gr3" draw:text-style-name="P51" svg:width="0.119cm" svg:height="0.119cm" svg:x="1.395cm" svg:y="0.164cm" svg:viewBox="0 0 120 120" svg:d="M120 60c0 11-2 20-8 30s-12 16-22 22-19 8-30 8-21-3-30-8c-10-6-17-13-22-22-6-10-8-19-8-30s2-20 8-30 12-16 22-22 19-8 30-8 20 2 30 8c9 5 16 12 22 22 5 9 8 19 8 30z"><text:p/></draw:path><draw:path draw:style-name="gr4" draw:text-style-name="P52" svg:width="0.119cm" svg:height="0.119cm" svg:x="1.395cm" svg:y="0.164cm" svg:viewBox="0 0 120 120" svg:d="M120 60c0 11-2 20-8 30s-12 16-22 22-19 8-30 8-21-3-30-8c-10-6-17-13-22-22-6-10-8-19-8-30s2-20 8-30 12-16 22-22 19-8 30-8 20 2 30 8c9 5 16 12 22 22 5 9 8 19 8 30z"><text:p/></draw:path><draw:path draw:style-name="gr3" draw:text-style-name="P51" svg:width="0.119cm" svg:height="0.119cm" svg:x="1.095cm" svg:y="1.964cm" svg:viewBox="0 0 120 120" svg:d="M120 60c0 11-3 20-8 30-6 10-13 16-22 22-10 5-19 8-30 8s-20-2-30-8-16-12-22-22-8-19-8-30 2-20 8-30 12-16 22-22 19-8 30-8 20 2 30 8c9 5 16 12 22 22 5 10 8 19 8 30z"><text:p/></draw:path><draw:path draw:style-name="gr4" draw:text-style-name="P52" svg:width="0.119cm" svg:height="0.119cm" svg:x="1.095cm" svg:y="1.964cm" svg:viewBox="0 0 120 120" svg:d="M120 60c0 11-3 20-8 30-6 10-13 16-22 22-10 5-19 8-30 8s-20-2-30-8-16-12-22-22-8-19-8-30 2-20 8-30 12-16 22-22 19-8 30-8 20 2 30 8c9 5 16 12 22 22 5 10 8 19 8 30z"><text:p/></draw:path><draw:path draw:style-name="gr3" draw:text-style-name="P51" svg:width="0.119cm" svg:height="0.119cm" svg:x="3.195cm" svg:y="1.664cm" svg:viewBox="0 0 120 120" svg:d="M120 60c0 11-3 20-8 30-6 10-12 16-22 22-10 5-19 8-30 8s-20-3-30-8c-10-6-16-12-22-22s-8-19-8-30 2-20 8-30 12-16 22-22 19-8 30-8 20 2 30 8 16 12 22 22c5 10 8 19 8 30z"><text:p/></draw:path><draw:path draw:style-name="gr4" draw:text-style-name="P52" svg:width="0.119cm" svg:height="0.119cm" svg:x="3.195cm" svg:y="1.664cm" svg:viewBox="0 0 120 120" svg:d="M120 60c0 11-3 20-8 30-6 10-12 16-22 22-10 5-19 8-30 8s-20-3-30-8c-10-6-16-12-22-22s-8-19-8-30 2-20 8-30 12-16 22-22 19-8 30-8 20 2 30 8 16 12 22 22c5 10 8 19 8 30z"><text:p/></draw:path><draw:path draw:style-name="gr3" draw:text-style-name="P51" svg:width="0.119cm" svg:height="0.119cm" svg:x="1.395cm" svg:y="1.361cm" svg:viewBox="0 0 120 120" svg:d="M120 60c0 11-3 20-8 30-6 10-13 16-22 22-10 6-19 8-30 8s-20-2-30-8-16-12-22-22-8-19-8-30 2-20 8-30 12-16 22-22 19-8 30-8 20 2 30 8c9 5 16 12 22 22 5 10 8 19 8 30z"><text:p/></draw:path><draw:path draw:style-name="gr4" draw:text-style-name="P52" svg:width="0.119cm" svg:height="0.119cm" svg:x="1.395cm" svg:y="1.361cm" svg:viewBox="0 0 120 120" svg:d="M120 60c0 11-3 20-8 30-6 10-13 16-22 22-10 6-19 8-30 8s-20-2-30-8-16-12-22-22-8-19-8-30 2-20 8-30 12-16 22-22 19-8 30-8 20 2 30 8c9 5 16 12 22 22 5 10 8 19 8 30z"><text:p/></draw:path><draw:path draw:style-name="gr3" draw:text-style-name="P51" svg:width="0.119cm" svg:height="0.119cm" svg:x="1.095cm" svg:y="3.161cm" svg:viewBox="0 0 120 120" svg:d="M120 60c0 11-3 20-8 30-6 9-13 16-22 22-10 5-19 8-30 8s-20-2-30-8-16-12-22-22-8-19-8-30 2-21 8-30c5-10 12-17 22-22 9-6 19-8 30-8s20 2 30 8 16 12 22 22 8 19 8 30z"><text:p/></draw:path><draw:path draw:style-name="gr4" draw:text-style-name="P52" svg:width="0.119cm" svg:height="0.119cm" svg:x="1.095cm" svg:y="3.161cm" svg:viewBox="0 0 120 120" svg:d="M120 60c0 11-3 20-8 30-6 9-13 16-22 22-10 5-19 8-30 8s-20-2-30-8-16-12-22-22-8-19-8-30 2-21 8-30c5-10 12-17 22-22 9-6 19-8 30-8s20 2 30 8 16 12 22 22 8 19 8 30z"><text:p/></draw:path><draw:polygon draw:style-name="gr4" draw:text-style-name="P52" svg:width="0.449cm" svg:height="0.449cm" svg:x="0.39cm" svg:y="-0.001cm" svg:viewBox="0 0 450 450" draw:points="0,0 450,0 450,450 0,450"><text:p/></draw:polygon><draw:path draw:style-name="gr4" draw:text-style-name="P52" svg:width="0.269cm" svg:height="0.269cm" svg:x="0.48cm" svg:y="0.089cm" svg:viewBox="0 0 270 270" svg:d="M270 135c0 25-6 46-18 68-13 21-28 37-49 49-22 12-43 18-68 18s-46-6-67-18c-22-12-37-28-50-49-13-22-18-43-18-68s5-46 18-67c12-22 28-38 50-50 21-13 42-18 67-18s46 5 68 18c21 13 36 28 49 50 12 22 18 42 18 67z"><text:p/></draw:path><draw:frame draw:style-name="gr12" draw:text-style-name="P54" svg:width="0.188cm" svg:height="0.417cm" svg:x="0cm" svg:y="0.039cm"><draw:text-box><text:p text:style-name="P53"><text:span text:style-name="T19">a</text:span></text:p></draw:text-box></draw:frame><draw:path draw:style-name="gr7" draw:text-style-name="P56" svg:width="0.059cm" svg:height="0.059cm" svg:x="0.825cm" svg:y="0.194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0.194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449cm" svg:height="0.449cm" svg:x="0.39cm" svg:y="2.997cm" svg:viewBox="0 0 450 450" draw:points="0,0 450,0 450,450 0,450"><text:p/></draw:polygon><draw:path draw:style-name="gr8" draw:text-style-name="P57" svg:width="0.269cm" svg:height="0.269cm" svg:x="0.48cm" svg:y="3.087cm" svg:viewBox="0 0 270 270" svg:d="M270 135c0 25-6 45-18 67-13 21-28 37-49 50-22 12-43 18-68 18s-46-6-67-18c-22-13-38-29-50-50-13-22-18-42-18-67s5-46 18-68 28-37 50-49c21-12 42-18 67-18s46 6 68 18c21 12 36 27 49 49 12 21 18 43 18 68z"><text:p/></draw:path><draw:frame draw:style-name="gr12" draw:text-style-name="P54" svg:width="0.188cm" svg:height="0.417cm" svg:x="0cm" svg:y="3.037cm"><draw:text-box><text:p text:style-name="P53"><text:span text:style-name="T19">b</text:span></text:p></draw:text-box></draw:frame><draw:path draw:style-name="gr7" draw:text-style-name="P56" svg:width="0.059cm" svg:height="0.059cm" svg:x="0.825cm" svg:y="3.191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3.191cm" svg:viewBox="0 0 60 60" svg:d="M60 30c0 5-1 10-4 15s-6 8-11 11-10 4-15 4c-6 0-10-1-15-4s-8-6-11-11-4-10-4-15c0-6 1-10 4-15s6-8 11-11 10-4 15-4c6 0 10 1 15 4s8 6 11 11 4 9 4 15z"><text:p/></draw:path><draw:polygon draw:style-name="gr8" draw:text-style-name="P57" svg:width="0.869cm" svg:height="0.899cm" svg:x="2.07cm" svg:y="0.074cm" svg:viewBox="0 0 870 900" draw:points="0,0 870,0 870,900 0,900"><text:p/></draw:polygon><draw:frame draw:style-name="gr9" draw:text-style-name="P58" svg:width="0.294cm" svg:height="0.417cm" svg:x="2.364cm" svg:y="0.083cm"><draw:text-box><text:p text:style-name="P53"><text:span text:style-name="T21">&amp;</text:span></text:p></draw:text-box></draw:frame><draw:path draw:style-name="gr8" draw:text-style-name="P57" svg:width="0.239cm" svg:height="0.239cm" svg:x="1.785cm" svg:y="0.704cm" svg:viewBox="0 0 240 240" svg:d="M240 120c0 22-5 41-16 60s-25 33-44 44-38 16-60 16-41-5-60-16-33-25-44-44-16-38-16-60 5-41 16-60 25-33 44-44 38-16 60-16 41 5 60 16 33 25 44 44 16 38 16 60z"><text:p/></draw:path><draw:path draw:style-name="gr3" draw:text-style-name="P51" svg:width="0.059cm" svg:height="0.059cm" svg:x="2.025cm" svg:y="0.194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2.025cm" svg:y="0.194cm" svg:viewBox="0 0 60 60" svg:d="M60 30c0 6-1 10-4 15s-6 8-11 11-10 4-15 4c-6 0-10-1-15-4s-8-6-11-11-4-10-4-15c0-6 1-10 4-15s6-8 11-11 10-4 15-4c6 0 10 1 15 4s8 6 11 11 4 10 4 15z"><text:p/></draw:path><draw:path draw:style-name="gr3" draw:text-style-name="P51" svg:width="0.059cm" svg:height="0.059cm" svg:x="1.725cm" svg:y="0.794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1.725cm" svg:y="0.794cm" svg:viewBox="0 0 60 60" svg:d="M60 30c0 6-1 10-4 15s-6 8-11 11-10 4-15 4c-6 0-10-1-15-4s-8-6-11-11-4-10-4-15c0-6 1-10 4-15s6-8 11-11 10-4 15-4c6 0 10 1 15 4s8 6 11 11 4 10 4 15z"><text:p/></draw:path><draw:path draw:style-name="gr7" draw:text-style-name="P56" svg:width="0.059cm" svg:height="0.059cm" svg:x="2.925cm" svg:y="0.494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2.925cm" svg:y="0.494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869cm" svg:height="0.899cm" svg:x="2.07cm" svg:y="1.272cm" svg:viewBox="0 0 870 900" draw:points="0,0 870,0 870,900 0,900"><text:p/></draw:polygon><draw:frame draw:style-name="gr9" draw:text-style-name="P58" svg:width="0.294cm" svg:height="0.417cm" svg:x="2.364cm" svg:y="1.284cm"><draw:text-box><text:p text:style-name="P53"><text:span text:style-name="T21">&amp;</text:span></text:p></draw:text-box></draw:frame><draw:path draw:style-name="gr8" draw:text-style-name="P57" svg:width="0.239cm" svg:height="0.239cm" svg:x="1.785cm" svg:y="1.302cm" svg:viewBox="0 0 240 240" svg:d="M240 120c0 22-5 41-16 60s-25 33-44 44-38 16-60 16-41-5-60-16-33-25-44-44-16-38-16-60 5-41 16-60 25-33 44-44 38-16 60-16 41 5 60 16 33 25 44 44 16 38 16 60z"><text:p/></draw:path><draw:path draw:style-name="gr3" draw:text-style-name="P51" svg:width="0.059cm" svg:height="0.059cm" svg:x="1.725cm" svg:y="1.391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1.725cm" svg:y="1.391cm" svg:viewBox="0 0 60 60" svg:d="M60 30c0 6-1 10-4 15s-6 8-11 11-10 4-15 4c-6 0-10-1-15-4s-8-6-11-11-4-10-4-15c0-6 1-10 4-15s6-8 11-11 10-4 15-4c6 0 10 1 15 4s8 6 11 11 4 10 4 15z"><text:p/></draw:path><draw:path draw:style-name="gr3" draw:text-style-name="P51" svg:width="0.059cm" svg:height="0.059cm" svg:x="2.025cm" svg:y="1.994cm" svg:viewBox="0 0 60 60" svg:d="M60 30c0 6-1 10-4 15s-6 8-11 11-10 4-15 4c-6 0-10-1-15-4s-8-6-11-11-4-9-4-15 1-10 4-15 6-8 11-11 10-4 15-4c6 0 10 1 15 4s8 6 11 11 4 9 4 15z"><text:p/></draw:path><draw:path draw:style-name="gr4" draw:text-style-name="P52" svg:width="0.059cm" svg:height="0.059cm" svg:x="2.025cm" svg:y="1.994cm" svg:viewBox="0 0 60 60" svg:d="M60 30c0 6-1 10-4 15s-6 8-11 11-10 4-15 4c-6 0-10-1-15-4s-8-6-11-11-4-9-4-15 1-10 4-15 6-8 11-11 10-4 15-4c6 0 10 1 15 4s8 6 11 11 4 9 4 15z"><text:p/></draw:path><draw:path draw:style-name="gr7" draw:text-style-name="P56" svg:width="0.059cm" svg:height="0.059cm" svg:x="2.925cm" svg:y="1.694cm" svg:viewBox="0 0 60 60" svg:d="M60 30c0 6-1 10-4 15s-6 8-11 11-10 4-15 4c-6 0-10-1-15-4s-8-6-11-11-4-9-4-15 1-10 4-15 6-8 11-11 10-4 15-4c6 0 10 1 15 4s8 6 11 11 4 9 4 15z"><text:p/></draw:path><draw:path draw:style-name="gr8" draw:text-style-name="P57" svg:width="0.059cm" svg:height="0.059cm" svg:x="2.925cm" svg:y="1.694cm" svg:viewBox="0 0 60 60" svg:d="M60 30c0 6-1 10-4 15s-6 8-11 11-10 4-15 4c-6 0-10-1-15-4s-8-6-11-11-4-9-4-15 1-10 4-15 6-8 11-11 10-4 15-4c6 0 10 1 15 4s8 6 11 11 4 9 4 15z"><text:p/></draw:path><draw:polygon draw:style-name="gr8" draw:text-style-name="P57" svg:width="0.869cm" svg:height="0.899cm" svg:x="2.07cm" svg:y="2.475cm" svg:viewBox="0 0 870 900" draw:points="0,0 870,0 870,900 0,900"><text:p/></draw:polygon><draw:frame draw:style-name="gr9" draw:text-style-name="P58" svg:width="0.294cm" svg:height="0.417cm" svg:x="2.364cm" svg:y="2.484cm"><draw:text-box><text:p text:style-name="P53"><text:span text:style-name="T21">&amp;</text:span></text:p></draw:text-box></draw:frame><draw:path draw:style-name="gr3" draw:text-style-name="P51" svg:width="0.059cm" svg:height="0.059cm" svg:x="2.025cm" svg:y="2.593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2.025cm" svg:y="2.593cm" svg:viewBox="0 0 60 60" svg:d="M60 30c0 5-1 10-4 15s-6 8-11 11-10 4-15 4c-6 0-10-1-15-4s-8-6-11-11-4-10-4-15c0-6 1-10 4-15s6-8 11-11 10-4 15-4c6 0 10 1 15 4s8 6 11 11 4 9 4 15z"><text:p/></draw:path><draw:path draw:style-name="gr3" draw:text-style-name="P51" svg:width="0.059cm" svg:height="0.059cm" svg:x="2.025cm" svg:y="3.191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2.025cm" svg:y="3.191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2.925cm" svg:y="2.893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2.925cm" svg:y="2.893cm" svg:viewBox="0 0 60 60" svg:d="M60 30c0 5-1 10-4 15s-6 8-11 11-10 4-15 4c-6 0-10-1-15-4s-8-6-11-11-4-10-4-15c0-6 1-10 4-15s6-8 11-11 10-4 15-4c6 0 10 1 15 4s8 6 11 11 4 9 4 15z"><text:p/></draw:path><draw:polygon draw:style-name="gr8" draw:text-style-name="P57" svg:width="0.869cm" svg:height="0.899cm" svg:x="3.57cm" svg:y="0.674cm" svg:viewBox="0 0 870 900" draw:points="0,0 870,0 870,900 0,900"><text:p/></draw:polygon><draw:frame draw:style-name="gr10" draw:text-style-name="P58" svg:width="0.399cm" svg:height="0.417cm" svg:x="3.817cm" svg:y="0.683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3.525cm" svg:y="0.794cm" svg:viewBox="0 0 60 60" svg:d="M60 30c0 6-1 10-4 15s-6 8-11 11-9 4-15 4-10-1-15-4-8-6-11-11-4-10-4-15c0-6 1-10 4-15s6-8 11-11 9-4 15-4 10 1 15 4 8 6 11 11 4 10 4 15z"><text:p/></draw:path><draw:path draw:style-name="gr4" draw:text-style-name="P52" svg:width="0.059cm" svg:height="0.059cm" svg:x="3.525cm" svg:y="0.794cm" svg:viewBox="0 0 60 60" svg:d="M60 30c0 6-1 10-4 15s-6 8-11 11-9 4-15 4-10-1-15-4-8-6-11-11-4-10-4-15c0-6 1-10 4-15s6-8 11-11 9-4 15-4 10 1 15 4 8 6 11 11 4 10 4 15z"><text:p/></draw:path><draw:path draw:style-name="gr3" draw:text-style-name="P51" svg:width="0.059cm" svg:height="0.059cm" svg:x="3.525cm" svg:y="1.391cm" svg:viewBox="0 0 60 60" svg:d="M60 30c0 6-1 10-4 15s-6 8-11 11-9 4-15 4-10-1-15-4-8-6-11-11-4-10-4-15c0-6 1-10 4-15s6-8 11-11 9-4 15-4 10 1 15 4 8 6 11 11 4 10 4 15z"><text:p/></draw:path><draw:path draw:style-name="gr4" draw:text-style-name="P52" svg:width="0.059cm" svg:height="0.059cm" svg:x="3.525cm" svg:y="1.391cm" svg:viewBox="0 0 60 60" svg:d="M60 30c0 6-1 10-4 15s-6 8-11 11-9 4-15 4-10-1-15-4-8-6-11-11-4-10-4-15c0-6 1-10 4-15s6-8 11-11 9-4 15-4 10 1 15 4 8 6 11 11 4 10 4 15z"><text:p/></draw:path><draw:path draw:style-name="gr7" draw:text-style-name="P56" svg:width="0.059cm" svg:height="0.059cm" svg:x="4.425cm" svg:y="1.092cm" svg:viewBox="0 0 60 60" svg:d="M60 30c0 6-1 10-4 15s-6 8-11 11-10 4-15 4c-6 0-10-1-15-4s-8-6-11-11-4-10-4-15c0-6 1-10 4-15s6-8 11-11 9-4 15-4c5 0 10 1 15 4s8 6 11 11 4 10 4 15z"><text:p/></draw:path><draw:path draw:style-name="gr8" draw:text-style-name="P57" svg:width="0.059cm" svg:height="0.059cm" svg:x="4.425cm" svg:y="1.092cm" svg:viewBox="0 0 60 60" svg:d="M60 30c0 6-1 10-4 15s-6 8-11 11-10 4-15 4c-6 0-10-1-15-4s-8-6-11-11-4-10-4-15c0-6 1-10 4-15s6-8 11-11 9-4 15-4c5 0 10 1 15 4s8 6 11 11 4 10 4 15z"><text:p/></draw:path><draw:polygon draw:style-name="gr8" draw:text-style-name="P57" svg:width="0.869cm" svg:height="0.899cm" svg:x="3.57cm" svg:y="1.874cm" svg:viewBox="0 0 870 900" draw:points="0,0 870,0 870,900 0,900"><text:p/></draw:polygon><draw:frame draw:style-name="gr10" draw:text-style-name="P58" svg:width="0.399cm" svg:height="0.417cm" svg:x="3.817cm" svg:y="1.884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3.525cm" svg:y="1.994cm" svg:viewBox="0 0 60 60" svg:d="M60 30c0 6-1 10-4 15s-6 8-11 11-9 4-15 4-10-1-15-4-8-6-11-11-4-9-4-15 1-10 4-15 6-8 11-11 9-4 15-4 10 1 15 4 8 6 11 11 4 9 4 15z"><text:p/></draw:path><draw:path draw:style-name="gr4" draw:text-style-name="P52" svg:width="0.059cm" svg:height="0.059cm" svg:x="3.525cm" svg:y="1.994cm" svg:viewBox="0 0 60 60" svg:d="M60 30c0 6-1 10-4 15s-6 8-11 11-9 4-15 4-10-1-15-4-8-6-11-11-4-9-4-15 1-10 4-15 6-8 11-11 9-4 15-4 10 1 15 4 8 6 11 11 4 9 4 15z"><text:p/></draw:path><draw:path draw:style-name="gr3" draw:text-style-name="P51" svg:width="0.059cm" svg:height="0.059cm" svg:x="3.525cm" svg:y="2.593cm" svg:viewBox="0 0 60 60" svg:d="M60 30c0 5-1 10-4 15s-6 8-11 11-9 4-15 4-10-1-15-4-8-6-11-11-4-10-4-15c0-6 1-10 4-15s6-8 11-11 9-4 15-4 10 1 15 4 8 6 11 11 4 9 4 15z"><text:p/></draw:path><draw:path draw:style-name="gr4" draw:text-style-name="P52" svg:width="0.059cm" svg:height="0.059cm" svg:x="3.525cm" svg:y="2.593cm" svg:viewBox="0 0 60 60" svg:d="M60 30c0 5-1 10-4 15s-6 8-11 11-9 4-15 4-10-1-15-4-8-6-11-11-4-10-4-15c0-6 1-10 4-15s6-8 11-11 9-4 15-4 10 1 15 4 8 6 11 11 4 9 4 15z"><text:p/></draw:path><draw:path draw:style-name="gr7" draw:text-style-name="P56" svg:width="0.059cm" svg:height="0.059cm" svg:x="4.425cm" svg:y="2.294cm" svg:viewBox="0 0 60 60" svg:d="M60 30c0 5-1 10-4 15s-6 8-11 11-10 4-15 4c-6 0-10-1-15-4s-8-6-11-11-4-10-4-15c0-6 1-10 4-15s6-8 11-11 9-4 15-4c5 0 10 1 15 4s8 6 11 11 4 9 4 15z"><text:p/></draw:path><draw:path draw:style-name="gr8" draw:text-style-name="P57" svg:width="0.059cm" svg:height="0.059cm" svg:x="4.425cm" svg:y="2.294cm" svg:viewBox="0 0 60 60" svg:d="M60 30c0 5-1 10-4 15s-6 8-11 11-10 4-15 4c-6 0-10-1-15-4s-8-6-11-11-4-10-4-15c0-6 1-10 4-15s6-8 11-11 9-4 15-4c5 0 10 1 15 4s8 6 11 11 4 9 4 15z"><text:p/></draw:path><draw:path draw:style-name="gr8" draw:text-style-name="P57" svg:width="0.269cm" svg:height="0.269cm" svg:x="5.16cm" svg:y="0.988cm" svg:viewBox="0 0 270 270" svg:d="M270 135c0 25-6 46-18 68-13 21-29 37-50 49-22 12-42 18-67 18s-47-6-68-18c-22-12-37-28-49-49-12-22-18-43-18-68s6-46 18-67c12-22 27-37 49-50s43-18 68-18 45 5 67 18c21 12 37 28 50 50 12 21 18 42 18 67z"><text:p/></draw:path><draw:path draw:style-name="gr8" draw:text-style-name="P57" svg:width="0.449cm" svg:height="0.449cm" svg:x="5.07cm" svg:y="0.898cm" svg:viewBox="0 0 450 450" svg:d="M450 225c0 41-10 77-30 113-21 35-47 61-83 82s-71 30-112 30c-42 0-77-9-113-30s-61-47-82-82c-21-36-30-72-30-113s9-77 30-112c21-36 46-63 82-83 36-21 71-30 113-30 41 0 76 9 112 30 36 20 62 47 83 83 20 35 30 71 30 112z"><text:p/></draw:path><draw:frame draw:style-name="gr11" draw:text-style-name="P54" svg:width="0.144cm" svg:height="0.417cm" svg:x="5.731cm" svg:y="0.938cm"><draw:text-box><text:p text:style-name="P53"><text:span text:style-name="T19">s</text:span></text:p></draw:text-box></draw:frame><draw:frame draw:style-name="gr6" draw:text-style-name="P55" svg:width="0.161cm" svg:height="0.336cm" svg:x="5.865cm" svg:y="1.032cm"><draw:text-box><text:p text:style-name="P53"><text:span text:style-name="T20">1</text:span></text:p></draw:text-box></draw:frame><draw:path draw:style-name="gr3" draw:text-style-name="P51" svg:width="0.059cm" svg:height="0.059cm" svg:x="5.025cm" svg:y="1.092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5.025cm" svg:y="1.092cm" svg:viewBox="0 0 60 60" svg:d="M60 30c0 6-1 10-4 15s-6 8-11 11-10 4-15 4c-6 0-10-1-15-4s-8-6-11-11-4-10-4-15c0-6 1-10 4-15s6-8 11-11 9-4 15-4c5 0 10 1 15 4s8 6 11 11 4 10 4 15z"><text:p/></draw:path><draw:path draw:style-name="gr4" draw:text-style-name="P52" svg:width="0.269cm" svg:height="0.269cm" svg:x="5.16cm" svg:y="2.189cm" svg:viewBox="0 0 270 270" svg:d="M270 135c0 25-6 45-18 67-13 21-29 37-50 50-22 12-42 18-67 18s-46-6-68-18c-22-13-37-29-49-50-12-22-18-42-18-67s6-47 18-68c12-22 27-37 49-49 21-12 43-18 68-18s45 6 67 18c21 12 37 27 50 49 12 22 18 43 18 68z"><text:p/></draw:path><draw:path draw:style-name="gr4" draw:text-style-name="P52" svg:width="0.449cm" svg:height="0.449cm" svg:x="5.07cm" svg:y="2.099cm" svg:viewBox="0 0 450 450" svg:d="M450 225c0 41-10 76-30 112-21 35-47 62-83 83s-71 30-112 30c-42 0-77-9-113-30s-61-48-82-83c-21-36-30-71-30-112s9-78 30-113c21-36 46-61 82-82s71-30 113-30c41 0 76 9 112 30s62 46 83 82c20 35 30 72 30 113z"><text:p/></draw:path><draw:frame draw:style-name="gr11" draw:text-style-name="P54" svg:width="0.144cm" svg:height="0.417cm" svg:x="5.731cm" svg:y="2.138cm"><draw:text-box><text:p text:style-name="P53"><text:span text:style-name="T19">s</text:span></text:p></draw:text-box></draw:frame><draw:frame draw:style-name="gr6" draw:text-style-name="P55" svg:width="0.161cm" svg:height="0.336cm" svg:x="5.865cm" svg:y="2.231cm"><draw:text-box><text:p text:style-name="P53"><text:span text:style-name="T20">2</text:span></text:p></draw:text-box></draw:frame><draw:path draw:style-name="gr3" draw:text-style-name="P51" svg:width="0.059cm" svg:height="0.059cm" svg:x="5.025cm" svg:y="2.294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5.025cm" svg:y="2.294cm" svg:viewBox="0 0 60 60" svg:d="M60 30c0 5-1 10-4 15s-6 8-11 11-10 4-15 4c-6 0-10-1-15-4s-8-6-11-11-4-10-4-15c0-6 1-10 4-15s6-8 11-11 9-4 15-4c5 0 10 1 15 4s8 6 11 11 4 9 4 15z"><text:p/></draw:path></draw:g></text:p>
        <text:p text:style-name="P5"/>
        <text:list xml:id="list235312139100635" text:continue-numbering="true" text:style-name="Exos">
          <text:list-item>
            <text:list>
              <text:list-item>
                <text:p text:style-name="P39">Écrire la table de vérité de ce circuit.</text:p>
              </text:list-item>
              <text:list-item>
                <text:p text:style-name="P39">Simplifier si possible les expressions logiques s<text:span text:style-name="T7">1</text:span> et s<text:span text:style-name="T7">2</text:span>.</text:p>
              </text:list-item>
              <text:list-item>
                <text:p text:style-name="P39">Peut-on faire un circuit équivalent avec une seule des portes logiques usuelles ?</text:p>
              </text:list-item>
            </text:list>
          </text:list-item>
          <text:list-item>
            <text:p text:style-name="P28">Voici la table de vérité de la fonction booléenne « si et seulement si ».</text:p>
          </text:list-item>
        </text:list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4765909118592">
            <table:table-cell table:style-name="Tableau1.A1" office:value-type="string">
              <text:p text:style-name="P24">a</text:p>
            </table:table-cell>
            <table:table-cell table:style-name="Tableau1.A1" office:value-type="string">
              <text:p text:style-name="P24">b</text:p>
            </table:table-cell>
            <table:table-cell table:style-name="Tableau1.C1" office:value-type="string">
              <text:p text:style-name="P20"><text:span text:style-name="T13">a</text:span> ssi <text:span text:style-name="T13">b</text:span></text:p>
            </table:table-cell>
          </table:table-row>
          <table:table-row table:style-name="TableLine94765908902160">
            <table:table-cell table:style-name="Tableau1.A2" office:value-type="string">
              <text:p text:style-name="P20">0</text:p>
            </table:table-cell>
            <table:table-cell table:style-name="Tableau1.A2" office:value-type="string">
              <text:p text:style-name="P20">0</text:p>
            </table:table-cell>
            <table:table-cell table:style-name="Tableau1.C2" office:value-type="string">
              <text:p text:style-name="P20">1</text:p>
            </table:table-cell>
          </table:table-row>
          <table:table-row table:style-name="TableLine94765908882560">
            <table:table-cell table:style-name="Tableau1.A2" office:value-type="string">
              <text:p text:style-name="P20">0</text:p>
            </table:table-cell>
            <table:table-cell table:style-name="Tableau1.A2" office:value-type="string">
              <text:p text:style-name="P20">1</text:p>
            </table:table-cell>
            <table:table-cell table:style-name="Tableau1.C2" office:value-type="string">
              <text:p text:style-name="P20">0</text:p>
            </table:table-cell>
          </table:table-row>
          <table:table-row table:style-name="TableLine94765909012448">
            <table:table-cell table:style-name="Tableau1.A2" office:value-type="string">
              <text:p text:style-name="P20">1</text:p>
            </table:table-cell>
            <table:table-cell table:style-name="Tableau1.A2" office:value-type="string">
              <text:p text:style-name="P20">0</text:p>
            </table:table-cell>
            <table:table-cell table:style-name="Tableau1.C2" office:value-type="string">
              <text:p text:style-name="P20">0</text:p>
            </table:table-cell>
          </table:table-row>
          <table:table-row table:style-name="TableLine94765909289456">
            <table:table-cell table:style-name="Tableau1.A2" office:value-type="string">
              <text:p text:style-name="P20">1</text:p>
            </table:table-cell>
            <table:table-cell table:style-name="Tableau1.A2" office:value-type="string">
              <text:p text:style-name="P20">1</text:p>
            </table:table-cell>
            <table:table-cell table:style-name="Tableau1.C2" office:value-type="string">
              <text:p text:style-name="P20">1</text:p>
            </table:table-cell>
          </table:table-row>
        </table:table>
        <text:p text:style-name="P11">Proposer un schéma permettant de réaliser cette fonction avec le moins de portes usuelles possibles</text:p>
        <text:p text:style-name="P16"/>
        <text:list xml:id="list235310515767562" text:continue-numbering="true" text:style-name="Exos">
          <text:list-item>
            <text:p text:style-name="P29">Écrire la table de vérité des circuits ci-dessous :</text:p>
            <text:list>
              <text:list-item>
                <text:p text:style-name="P40">Circuit 1</text:p>
              </text:list-item>
            </text:list>
          </text:list-item>
        </text:list>
        <text:p text:style-name="P8"><draw:g text:anchor-type="as-char" draw:z-index="2" draw:name="Forme3" draw:style-name="gr1"><draw:line draw:style-name="gr2" draw:text-style-name="P50" svg:x1="2.355cm" svg:y1="0.827cm" svg:x2="2.955cm" svg:y2="0.827cm"><text:p/></draw:line><draw:polyline draw:style-name="gr2" draw:text-style-name="P50" svg:width="2.099cm" svg:height="0.598cm" svg:x="0.855cm" svg:y="1.425cm" svg:viewBox="0 0 2100 599" draw:points="0,599 1800,599 1800,0 2100,0"><text:p/></draw:polyline><draw:line draw:style-name="gr2" draw:text-style-name="P50" svg:x1="0.855cm" svg:y1="1.125cm" svg:x2="1.455cm" svg:y2="1.125cm"><text:p/></draw:line><draw:line draw:style-name="gr2" draw:text-style-name="P50" svg:x1="3.855cm" svg:y1="1.125cm" svg:x2="4.455cm" svg:y2="1.125cm"><text:p/></draw:line><draw:polyline draw:style-name="gr2" draw:text-style-name="P50" svg:width="0.599cm" svg:height="0.299cm" svg:x="0.855cm" svg:y="0.226cm" svg:viewBox="0 0 600 300" draw:points="0,0 300,0 300,300 600,300"><text:p/></draw:polyline><draw:polygon draw:style-name="gr4" draw:text-style-name="P52" svg:width="0.449cm" svg:height="0.449cm" svg:x="0.39cm" svg:y="0cm" svg:viewBox="0 0 450 450" draw:points="0,0 450,0 450,450 0,450"><text:p/></draw:polygon><draw:path draw:style-name="gr4" draw:text-style-name="P52" svg:width="0.269cm" svg:height="0.269cm" svg:x="0.48cm" svg:y="0.09cm" svg:viewBox="0 0 270 270" svg:d="M270 135c0 24-6 45-18 67-13 21-28 37-49 50-22 12-43 18-68 18s-46-6-67-18c-22-13-38-29-50-50-13-22-18-43-18-67 0-25 5-46 18-68s28-36 50-49 42-18 67-18 46 5 68 18c21 12 36 27 49 49 12 21 18 43 18 68z"><text:p/></draw:path><draw:frame draw:style-name="gr12" draw:text-style-name="P54" svg:width="0.188cm" svg:height="0.417cm" svg:x="0cm" svg:y="0.041cm"><draw:text-box><text:p text:style-name="P53"><text:span text:style-name="T19">a</text:span></text:p></draw:text-box></draw:frame><draw:path draw:style-name="gr7" draw:text-style-name="P56" svg:width="0.059cm" svg:height="0.059cm" svg:x="0.825cm" svg:y="0.196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0.196cm" svg:viewBox="0 0 60 60" svg:d="M60 30c0 5-1 10-4 15s-6 8-11 11-10 4-15 4c-6 0-10-1-15-4s-8-6-11-11-4-10-4-15c0-6 1-10 4-15s6-8 11-11 10-4 15-4c6 0 10 1 15 4s8 6 11 11 4 9 4 15z"><text:p/></draw:path><draw:polygon draw:style-name="gr8" draw:text-style-name="P57" svg:width="0.449cm" svg:height="0.449cm" svg:x="0.39cm" svg:y="0.901cm" svg:viewBox="0 0 450 450" draw:points="0,0 450,0 450,450 0,450"><text:p/></draw:polygon><draw:path draw:style-name="gr8" draw:text-style-name="P57" svg:width="0.269cm" svg:height="0.269cm" svg:x="0.48cm" svg:y="0.991cm" svg:viewBox="0 0 270 270" svg:d="M270 135c0 24-6 45-18 67-13 21-28 36-49 49-22 12-43 19-68 19s-45-7-67-19c-22-13-38-28-50-49-13-22-18-43-18-67 0-25 5-46 18-68s28-36 50-49 42-18 67-18 46 5 68 18c21 12 36 27 49 49 12 21 18 43 18 68z"><text:p/></draw:path><draw:frame draw:style-name="gr12" draw:text-style-name="P54" svg:width="0.188cm" svg:height="0.417cm" svg:x="0cm" svg:y="0.94cm"><draw:text-box><text:p text:style-name="P53"><text:span text:style-name="T19">b</text:span></text:p></draw:text-box></draw:frame><draw:path draw:style-name="gr7" draw:text-style-name="P56" svg:width="0.059cm" svg:height="0.059cm" svg:x="0.825cm" svg:y="1.095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1.095cm" svg:viewBox="0 0 60 60" svg:d="M60 30c0 5-1 10-4 15s-6 8-11 11-10 4-15 4c-6 0-10-1-15-4s-8-6-11-11-4-10-4-15c0-6 1-10 4-15s6-8 11-11 10-4 15-4c6 0 10 1 15 4s8 6 11 11 4 9 4 15z"><text:p/></draw:path><draw:polygon draw:style-name="gr8" draw:text-style-name="P57" svg:width="0.869cm" svg:height="0.899cm" svg:x="1.47cm" svg:y="0.376cm" svg:viewBox="0 0 870 900" draw:points="0,0 870,0 870,900 0,900"><text:p/></draw:polygon><draw:frame draw:style-name="gr10" draw:text-style-name="P58" svg:width="0.399cm" svg:height="0.417cm" svg:x="1.718cm" svg:y="0.385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1.425cm" svg:y="0.496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425cm" svg:y="0.496cm" svg:viewBox="0 0 60 60" svg:d="M60 30c0 5-1 10-4 15s-6 8-11 11-10 4-15 4c-6 0-10-1-15-4s-8-6-11-11-4-10-4-15c0-6 1-10 4-15s6-8 11-11 10-4 15-4c6 0 10 1 15 4s8 6 11 11 4 9 4 15z"><text:p/></draw:path><draw:path draw:style-name="gr3" draw:text-style-name="P51" svg:width="0.059cm" svg:height="0.059cm" svg:x="1.425cm" svg:y="1.095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425cm" svg:y="1.095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2.325cm" svg:y="0.797cm" svg:viewBox="0 0 60 60" svg:d="M60 30c0 5-1 10-4 15s-6 8-11 11-9 4-15 4-10-1-15-4-8-6-11-11-4-10-4-15c0-6 1-10 4-15s6-8 11-11 9-4 15-4 10 1 15 4 8 6 11 11 4 9 4 15z"><text:p/></draw:path><draw:path draw:style-name="gr8" draw:text-style-name="P57" svg:width="0.059cm" svg:height="0.059cm" svg:x="2.325cm" svg:y="0.797cm" svg:viewBox="0 0 60 60" svg:d="M60 30c0 5-1 10-4 15s-6 8-11 11-9 4-15 4-10-1-15-4-8-6-11-11-4-10-4-15c0-6 1-10 4-15s6-8 11-11 9-4 15-4 10 1 15 4 8 6 11 11 4 9 4 15z"><text:p/></draw:path><draw:polygon draw:style-name="gr8" draw:text-style-name="P57" svg:width="0.449cm" svg:height="0.449cm" svg:x="0.39cm" svg:y="1.798cm" svg:viewBox="0 0 450 450" draw:points="0,0 450,0 450,450 0,450"><text:p/></draw:polygon><draw:path draw:style-name="gr8" draw:text-style-name="P57" svg:width="0.269cm" svg:height="0.269cm" svg:x="0.48cm" svg:y="1.888cm" svg:viewBox="0 0 270 270" svg:d="M270 135c0 25-6 46-18 68-13 21-28 36-49 49-22 12-43 18-68 18s-45-6-67-18c-22-13-37-28-50-49-13-22-18-44-18-68 0-25 5-46 18-67 12-22 28-36 50-49s42-19 67-19 46 6 68 19c21 12 36 27 49 49 12 22 18 43 18 67z"><text:p/></draw:path><draw:frame draw:style-name="gr5" draw:text-style-name="P54" svg:width="0.165cm" svg:height="0.417cm" svg:x="0.016cm" svg:y="1.838cm"><draw:text-box><text:p text:style-name="P53"><text:span text:style-name="T19">c</text:span></text:p></draw:text-box></draw:frame><draw:path draw:style-name="gr7" draw:text-style-name="P56" svg:width="0.059cm" svg:height="0.059cm" svg:x="0.825cm" svg:y="1.993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1.993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869cm" svg:height="0.898cm" svg:x="2.97cm" svg:y="0.677cm" svg:viewBox="0 0 870 899" draw:points="0,0 870,0 870,899 0,899"><text:p/></draw:polygon><draw:frame draw:style-name="gr9" draw:text-style-name="P58" svg:width="0.294cm" svg:height="0.417cm" svg:x="3.261cm" svg:y="0.684cm"><draw:text-box><text:p text:style-name="P53"><text:span text:style-name="T21">&amp;</text:span></text:p></draw:text-box></draw:frame><draw:path draw:style-name="gr3" draw:text-style-name="P51" svg:width="0.059cm" svg:height="0.059cm" svg:x="2.925cm" svg:y="0.797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2.925cm" svg:y="0.797cm" svg:viewBox="0 0 60 60" svg:d="M60 30c0 5-1 10-4 15s-6 8-11 11-10 4-15 4c-6 0-10-1-15-4s-8-6-11-11-4-10-4-15c0-6 1-10 4-15s6-8 11-11 9-4 15-4c5 0 10 1 15 4s8 6 11 11 4 9 4 15z"><text:p/></draw:path><draw:path draw:style-name="gr3" draw:text-style-name="P51" svg:width="0.059cm" svg:height="0.059cm" svg:x="2.925cm" svg:y="1.395cm" svg:viewBox="0 0 60 60" svg:d="M60 30c0 5-1 10-4 15s-6 7-11 10-10 5-15 5c-6 0-10-2-15-5s-8-5-11-10-4-10-4-15c0-6 1-10 4-15s6-8 11-11 9-4 15-4c5 0 10 1 15 4s8 6 11 11 4 9 4 15z"><text:p/></draw:path><draw:path draw:style-name="gr4" draw:text-style-name="P52" svg:width="0.059cm" svg:height="0.059cm" svg:x="2.925cm" svg:y="1.395cm" svg:viewBox="0 0 60 60" svg:d="M60 30c0 5-1 10-4 15s-6 7-11 10-10 5-15 5c-6 0-10-2-15-5s-8-5-11-10-4-10-4-15c0-6 1-10 4-15s6-8 11-11 9-4 15-4c5 0 10 1 15 4s8 6 11 11 4 9 4 15z"><text:p/></draw:path><draw:path draw:style-name="gr7" draw:text-style-name="P56" svg:width="0.059cm" svg:height="0.059cm" svg:x="3.825cm" svg:y="1.095cm" svg:viewBox="0 0 60 60" svg:d="M60 30c0 5-1 10-4 15s-6 8-11 11-10 4-15 4c-6 0-10-1-15-4s-8-6-11-11-4-10-4-15c0-6 1-10 4-15s6-8 11-11 9-4 15-4c5 0 10 1 15 4s8 6 11 11 4 9 4 15z"><text:p/></draw:path><draw:path draw:style-name="gr8" draw:text-style-name="P57" svg:width="0.059cm" svg:height="0.059cm" svg:x="3.825cm" svg:y="1.095cm" svg:viewBox="0 0 60 60" svg:d="M60 30c0 5-1 10-4 15s-6 8-11 11-10 4-15 4c-6 0-10-1-15-4s-8-6-11-11-4-10-4-15c0-6 1-10 4-15s6-8 11-11 9-4 15-4c5 0 10 1 15 4s8 6 11 11 4 9 4 15z"><text:p/></draw:path><draw:path draw:style-name="gr8" draw:text-style-name="P57" svg:width="0.269cm" svg:height="0.269cm" svg:x="4.56cm" svg:y="0.991cm" svg:viewBox="0 0 270 270" svg:d="M270 135c0 24-6 45-18 67-13 21-29 36-50 49-22 12-42 19-67 19s-47-7-68-19c-22-13-36-28-49-49-13-22-18-43-18-67 0-25 5-47 18-68 12-22 27-37 49-49 21-13 43-18 68-18s45 5 67 18c21 13 37 27 50 49 12 22 18 43 18 68z"><text:p/></draw:path><draw:path draw:style-name="gr8" draw:text-style-name="P57" svg:width="0.449cm" svg:height="0.449cm" svg:x="4.47cm" svg:y="0.901cm" svg:viewBox="0 0 450 450" svg:d="M450 225c0 41-10 76-30 112-21 36-47 61-83 82-36 20-71 31-112 31-42 0-77-11-113-31-36-21-61-46-82-82s-30-71-30-112c0-42 9-77 30-113s46-62 82-82c36-21 71-30 113-30 41 0 76 9 112 30 36 20 62 46 83 82 20 36 30 71 30 113z"><text:p/></draw:path><draw:frame draw:style-name="gr11" draw:text-style-name="P54" svg:width="0.144cm" svg:height="0.417cm" svg:x="5.129cm" svg:y="0.94cm"><draw:text-box><text:p text:style-name="P53"><text:span text:style-name="T19">s</text:span></text:p></draw:text-box></draw:frame><draw:path draw:style-name="gr3" draw:text-style-name="P51" svg:width="0.059cm" svg:height="0.059cm" svg:x="4.425cm" svg:y="1.095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4.425cm" svg:y="1.095cm" svg:viewBox="0 0 60 60" svg:d="M60 30c0 5-1 10-4 15s-6 8-11 11-10 4-15 4c-6 0-10-1-15-4s-8-6-11-11-4-10-4-15c0-6 1-10 4-15s6-8 11-11 9-4 15-4c5 0 10 1 15 4s8 6 11 11 4 9 4 15z"><text:p/></draw:path></draw:g></text:p>
        <text:p text:style-name="P8"/>
        <text:list xml:id="list235312218937652" text:continue-numbering="true" text:style-name="Exos">
          <text:list-item>
            <text:list>
              <text:list-item>
                <text:p text:style-name="P40">Circuit 2</text:p>
              </text:list-item>
            </text:list>
          </text:list-item>
        </text:list>
        <text:p text:style-name="P8"><draw:g text:anchor-type="as-char" draw:z-index="3" draw:name="Forme4" draw:style-name="gr1"><draw:line draw:style-name="gr2" draw:text-style-name="P50" svg:x1="2.655cm" svg:y1="0.829cm" svg:x2="3.255cm" svg:y2="0.829cm"><text:p/></draw:line><draw:polyline draw:style-name="gr2" draw:text-style-name="P50" svg:width="2.399cm" svg:height="0.599cm" svg:x="0.855cm" svg:y="1.426cm" svg:viewBox="0 0 2400 600" draw:points="0,600 2100,600 2100,0 2400,0"><text:p/></draw:polyline><draw:line draw:style-name="gr2" draw:text-style-name="P50" svg:x1="0.855cm" svg:y1="1.127cm" svg:x2="1.755cm" svg:y2="1.127cm"><text:p/></draw:line><draw:line draw:style-name="gr2" draw:text-style-name="P50" svg:x1="4.455cm" svg:y1="1.127cm" svg:x2="5.055cm" svg:y2="1.127cm"><text:p/></draw:line><draw:polyline draw:style-name="gr2" draw:text-style-name="P50" svg:width="0.599cm" svg:height="0.299cm" svg:x="0.855cm" svg:y="0.226cm" svg:viewBox="0 0 600 300" draw:points="0,0 300,0 300,300 600,300"><text:p/></draw:polyline><draw:polygon draw:style-name="gr4" draw:text-style-name="P52" svg:width="0.449cm" svg:height="0.449cm" svg:x="0.39cm" svg:y="0.001cm" svg:viewBox="0 0 450 450" draw:points="0,0 450,0 450,450 0,450"><text:p/></draw:polygon><draw:path draw:style-name="gr4" draw:text-style-name="P52" svg:width="0.269cm" svg:height="0.269cm" svg:x="0.48cm" svg:y="0.091cm" svg:viewBox="0 0 270 270" svg:d="M270 135c0 25-6 46-18 68-13 21-28 36-49 49-22 12-43 18-68 18s-45-6-67-18c-22-13-37-28-50-49-13-22-18-43-18-68s5-46 18-67c12-22 28-38 50-50 21-13 42-18 67-18s46 5 68 18c21 13 36 28 49 50 12 22 18 42 18 67z"><text:p/></draw:path><draw:frame draw:style-name="gr12" draw:text-style-name="P54" svg:width="0.188cm" svg:height="0.417cm" svg:x="0cm" svg:y="0.041cm"><draw:text-box><text:p text:style-name="P53"><text:span text:style-name="T19">a</text:span></text:p></draw:text-box></draw:frame><draw:path draw:style-name="gr7" draw:text-style-name="P56" svg:width="0.059cm" svg:height="0.059cm" svg:x="0.825cm" svg:y="0.196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0.196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449cm" svg:height="0.449cm" svg:x="0.39cm" svg:y="0.903cm" svg:viewBox="0 0 450 450" draw:points="0,0 450,0 450,450 0,450"><text:p/></draw:polygon><draw:path draw:style-name="gr8" draw:text-style-name="P57" svg:width="0.269cm" svg:height="0.269cm" svg:x="0.48cm" svg:y="0.993cm" svg:viewBox="0 0 270 270" svg:d="M270 135c0 25-6 46-18 68-13 21-28 36-49 49-22 12-43 18-68 18s-45-6-67-18c-22-13-37-28-50-49-13-22-18-43-18-68s5-46 18-67c12-22 28-38 50-50 21-13 42-18 67-18s46 5 68 18c21 13 36 28 49 50 12 22 18 42 18 67z"><text:p/></draw:path><draw:frame draw:style-name="gr12" draw:text-style-name="P54" svg:width="0.188cm" svg:height="0.417cm" svg:x="0cm" svg:y="0.94cm"><draw:text-box><text:p text:style-name="P53"><text:span text:style-name="T19">b</text:span></text:p></draw:text-box></draw:frame><draw:path draw:style-name="gr7" draw:text-style-name="P56" svg:width="0.059cm" svg:height="0.059cm" svg:x="0.825cm" svg:y="1.097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1.097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449cm" svg:height="0.449cm" svg:x="0.39cm" svg:y="1.801cm" svg:viewBox="0 0 450 450" draw:points="0,0 450,0 450,450 0,450"><text:p/></draw:polygon><draw:path draw:style-name="gr8" draw:text-style-name="P57" svg:width="0.269cm" svg:height="0.269cm" svg:x="0.48cm" svg:y="1.891cm" svg:viewBox="0 0 270 270" svg:d="M270 135c0 25-6 46-18 68-13 21-28 37-49 49-22 12-43 18-68 18s-46-6-67-18c-22-12-37-28-50-49-13-22-18-43-18-68s5-46 18-67c12-22 28-38 50-50 21-13 42-18 67-18s46 5 68 18c21 13 36 28 49 50 12 22 18 42 18 67z"><text:p/></draw:path><draw:frame draw:style-name="gr5" draw:text-style-name="P54" svg:width="0.165cm" svg:height="0.417cm" svg:x="0.016cm" svg:y="1.84cm"><draw:text-box><text:p text:style-name="P53"><text:span text:style-name="T19">c</text:span></text:p></draw:text-box></draw:frame><draw:path draw:style-name="gr7" draw:text-style-name="P56" svg:width="0.059cm" svg:height="0.059cm" svg:x="0.825cm" svg:y="1.996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0.825cm" svg:y="1.996cm" svg:viewBox="0 0 60 60" svg:d="M60 30c0 6-1 10-4 15s-6 8-11 11-10 4-15 4c-6 0-10-1-15-4s-8-6-11-11-4-10-4-15c0-6 1-10 4-15s6-8 11-11 10-4 15-4c6 0 10 1 15 4s8 6 11 11 4 10 4 15z"><text:p/></draw:path><draw:path draw:style-name="gr8" draw:text-style-name="P57" svg:width="0.269cm" svg:height="0.269cm" svg:x="5.16cm" svg:y="0.993cm" svg:viewBox="0 0 270 270" svg:d="M270 135c0 25-6 46-18 68-13 21-29 36-50 49-22 12-42 18-67 18s-47-6-68-18c-22-13-37-28-49-49-13-22-18-43-18-68s5-45 18-67 27-37 49-50 43-18 68-18 45 5 67 18c21 12 37 28 50 50 12 21 18 42 18 67z"><text:p/></draw:path><draw:path draw:style-name="gr8" draw:text-style-name="P57" svg:width="0.449cm" svg:height="0.449cm" svg:x="5.07cm" svg:y="0.903cm" svg:viewBox="0 0 450 450" svg:d="M450 225c0 42-10 77-30 113-21 36-47 61-83 82s-71 30-112 30c-42 0-77-9-113-30s-61-46-82-82-30-72-30-113c0-42 9-76 30-112s46-63 82-83c36-21 71-30 113-30 41 0 76 9 112 30 36 20 62 47 83 83 20 36 30 71 30 112z"><text:p/></draw:path><draw:frame draw:style-name="gr11" draw:text-style-name="P54" svg:width="0.144cm" svg:height="0.417cm" svg:x="5.731cm" svg:y="0.94cm"><draw:text-box><text:p text:style-name="P53"><text:span text:style-name="T19">s</text:span></text:p></draw:text-box></draw:frame><draw:path draw:style-name="gr3" draw:text-style-name="P51" svg:width="0.059cm" svg:height="0.059cm" svg:x="5.025cm" svg:y="1.097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5.025cm" svg:y="1.097cm" svg:viewBox="0 0 60 60" svg:d="M60 30c0 6-1 10-4 15s-6 8-11 11-10 4-15 4c-6 0-10-1-15-4s-8-6-11-11-4-10-4-15c0-6 1-10 4-15s6-8 11-11 9-4 15-4c5 0 10 1 15 4s8 6 11 11 4 10 4 15z"><text:p/></draw:path><draw:polygon draw:style-name="gr4" draw:text-style-name="P52" svg:width="0.869cm" svg:height="0.899cm" svg:x="3.27cm" svg:y="0.679cm" svg:viewBox="0 0 870 900" draw:points="0,0 870,0 870,900 0,900"><text:p/></draw:polygon><draw:path draw:style-name="gr4" draw:text-style-name="P52" svg:width="0.269cm" svg:height="0.269cm" svg:x="4.17cm" svg:y="0.993cm" svg:viewBox="0 0 270 270" svg:d="M270 135c0 25-6 46-18 68-13 21-29 36-50 49-22 12-42 18-67 18s-47-6-68-18c-22-13-37-28-49-49-12-22-18-43-18-68s6-46 18-67c12-22 27-37 49-50s43-18 68-18 45 5 67 18c21 12 37 28 50 50 12 21 18 42 18 67z"><text:p/></draw:path><draw:frame draw:style-name="gr13" draw:text-style-name="P58" svg:width="0.295cm" svg:height="0.417cm" svg:x="3.561cm" svg:y="0.686cm"><draw:text-box><text:p text:style-name="P53"><text:span text:style-name="T21">&amp;</text:span></text:p></draw:text-box></draw:frame><draw:path draw:style-name="gr3" draw:text-style-name="P51" svg:width="0.059cm" svg:height="0.059cm" svg:x="3.225cm" svg:y="0.799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3.225cm" svg:y="0.799cm" svg:viewBox="0 0 60 60" svg:d="M60 30c0 6-1 10-4 15s-6 8-11 11-10 4-15 4c-6 0-10-1-15-4s-8-6-11-11-4-10-4-15c0-6 1-10 4-15s6-8 11-11 9-4 15-4c5 0 10 1 15 4s8 6 11 11 4 10 4 15z"><text:p/></draw:path><draw:path draw:style-name="gr3" draw:text-style-name="P51" svg:width="0.059cm" svg:height="0.059cm" svg:x="3.225cm" svg:y="1.396cm" svg:viewBox="0 0 60 60" svg:d="M60 30c0 6-1 10-4 15s-6 8-11 11-10 4-15 4c-6 0-10-1-15-4s-8-6-11-11-4-10-4-15c0-6 1-10 4-15s6-8 11-11 9-4 15-4c5 0 10 1 15 4s8 6 11 11 4 10 4 15z"><text:p/></draw:path><draw:path draw:style-name="gr4" draw:text-style-name="P52" svg:width="0.059cm" svg:height="0.059cm" svg:x="3.225cm" svg:y="1.396cm" svg:viewBox="0 0 60 60" svg:d="M60 30c0 6-1 10-4 15s-6 8-11 11-10 4-15 4c-6 0-10-1-15-4s-8-6-11-11-4-10-4-15c0-6 1-10 4-15s6-8 11-11 9-4 15-4c5 0 10 1 15 4s8 6 11 11 4 10 4 15z"><text:p/></draw:path><draw:path draw:style-name="gr7" draw:text-style-name="P56" svg:width="0.059cm" svg:height="0.059cm" svg:x="4.425cm" svg:y="1.097cm" svg:viewBox="0 0 60 60" svg:d="M60 30c0 6-1 10-4 15s-6 8-11 11-10 4-15 4c-6 0-10-1-15-4s-8-6-11-11-4-10-4-15c0-6 1-10 4-15s6-8 11-11 9-4 15-4c5 0 10 1 15 4s8 6 11 11 4 10 4 15z"><text:p/></draw:path><draw:path draw:style-name="gr8" draw:text-style-name="P57" svg:width="0.059cm" svg:height="0.059cm" svg:x="4.425cm" svg:y="1.097cm" svg:viewBox="0 0 60 60" svg:d="M60 30c0 6-1 10-4 15s-6 8-11 11-10 4-15 4c-6 0-10-1-15-4s-8-6-11-11-4-10-4-15c0-6 1-10 4-15s6-8 11-11 9-4 15-4c5 0 10 1 15 4s8 6 11 11 4 10 4 15z"><text:p/></draw:path><draw:polygon draw:style-name="gr8" draw:text-style-name="P57" svg:width="0.869cm" svg:height="0.899cm" svg:x="1.77cm" svg:y="0.376cm" svg:viewBox="0 0 870 900" draw:points="0,0 870,0 870,900 0,900"><text:p/></draw:polygon><draw:frame draw:style-name="gr9" draw:text-style-name="P58" svg:width="0.294cm" svg:height="0.417cm" svg:x="2.064cm" svg:y="0.386cm"><draw:text-box><text:p text:style-name="P53"><text:span text:style-name="T21">&amp;</text:span></text:p></draw:text-box></draw:frame><draw:path draw:style-name="gr8" draw:text-style-name="P57" svg:width="0.239cm" svg:height="0.239cm" svg:x="1.485cm" svg:y="0.406cm" svg:viewBox="0 0 240 240" svg:d="M240 120c0 22-5 41-16 60s-25 33-44 44-38 16-60 16-41-5-60-16-33-25-44-44-16-38-16-60 5-41 16-60 25-33 44-44 38-16 60-16 41 5 60 16 33 25 44 44 16 38 16 60z"><text:p/></draw:path><draw:path draw:style-name="gr3" draw:text-style-name="P51" svg:width="0.059cm" svg:height="0.059cm" svg:x="1.425cm" svg:y="0.496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1.425cm" svg:y="0.496cm" svg:viewBox="0 0 60 60" svg:d="M60 30c0 6-1 10-4 15s-6 8-11 11-10 4-15 4c-6 0-10-1-15-4s-8-6-11-11-4-10-4-15c0-6 1-10 4-15s6-8 11-11 10-4 15-4c6 0 10 1 15 4s8 6 11 11 4 10 4 15z"><text:p/></draw:path><draw:path draw:style-name="gr3" draw:text-style-name="P51" svg:width="0.059cm" svg:height="0.059cm" svg:x="1.725cm" svg:y="1.097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1.725cm" svg:y="1.097cm" svg:viewBox="0 0 60 60" svg:d="M60 30c0 6-1 10-4 15s-6 8-11 11-10 4-15 4c-6 0-10-1-15-4s-8-6-11-11-4-10-4-15c0-6 1-10 4-15s6-8 11-11 10-4 15-4c6 0 10 1 15 4s8 6 11 11 4 10 4 15z"><text:p/></draw:path><draw:path draw:style-name="gr7" draw:text-style-name="P56" svg:width="0.059cm" svg:height="0.059cm" svg:x="2.625cm" svg:y="0.799cm" svg:viewBox="0 0 60 60" svg:d="M60 30c0 6-1 10-4 15s-6 8-11 11-9 4-15 4-10-1-15-4-8-6-11-11-4-10-4-15c0-6 1-10 4-15s6-8 11-11 9-4 15-4 10 1 15 4 8 6 11 11 4 10 4 15z"><text:p/></draw:path><draw:path draw:style-name="gr8" draw:text-style-name="P57" svg:width="0.059cm" svg:height="0.059cm" svg:x="2.625cm" svg:y="0.799cm" svg:viewBox="0 0 60 60" svg:d="M60 30c0 6-1 10-4 15s-6 8-11 11-9 4-15 4-10-1-15-4-8-6-11-11-4-10-4-15c0-6 1-10 4-15s6-8 11-11 9-4 15-4 10 1 15 4 8 6 11 11 4 10 4 15z"><text:p/></draw:path></draw:g></text:p>
        <text:p text:style-name="P8"/>
        <text:list xml:id="list235311798159922" text:continue-numbering="true" text:style-name="Exos">
          <text:list-item>
            <text:list>
              <text:list-item>
                <text:p text:style-name="P40">Circuit 3</text:p>
              </text:list-item>
            </text:list>
          </text:list-item>
        </text:list>
        <text:p text:style-name="P15"><draw:g text:anchor-type="as-char" draw:z-index="4" draw:name="Forme5" draw:style-name="gr1"><draw:line draw:style-name="gr2" draw:text-style-name="P50" svg:x1="0.855cm" svg:y1="2.026cm" svg:x2="1.755cm" svg:y2="2.026cm"><text:p/></draw:line><draw:polyline draw:style-name="gr2" draw:text-style-name="P50" svg:width="0.899cm" svg:height="0.299cm" svg:x="0.855cm" svg:y="0.829cm" svg:viewBox="0 0 900 300" draw:points="0,300 300,300 300,0 900,0"><text:p/></draw:polyline><draw:line draw:style-name="gr2" draw:text-style-name="P50" svg:x1="4.155cm" svg:y1="1.127cm" svg:x2="4.755cm" svg:y2="1.127cm"><text:p/></draw:line><draw:line draw:style-name="gr2" draw:text-style-name="P50" svg:x1="0.855cm" svg:y1="0.226cm" svg:x2="1.455cm" svg:y2="0.226cm"><text:p/></draw:line><draw:polyline draw:style-name="gr2" draw:text-style-name="P50" svg:width="0.299cm" svg:height="0.299cm" svg:x="1.155cm" svg:y="1.127cm" svg:viewBox="0 0 300 300" draw:points="0,0 0,300 300,300"><text:p/></draw:polyline><draw:polyline draw:style-name="gr2" draw:text-style-name="P50" svg:width="0.599cm" svg:height="0.299cm" svg:x="2.655cm" svg:y="0.526cm" svg:viewBox="0 0 600 300" draw:points="0,0 300,0 300,300 600,300"><text:p/></draw:polyline><draw:polyline draw:style-name="gr2" draw:text-style-name="P50" svg:width="0.599cm" svg:height="0.299cm" svg:x="2.655cm" svg:y="1.426cm" svg:viewBox="0 0 600 300" draw:points="0,300 300,300 300,0 600,0"><text:p/></draw:polyline><draw:path draw:style-name="gr3" draw:text-style-name="P51" svg:width="0.119cm" svg:height="0.119cm" svg:x="1.095cm" svg:y="1.067cm" svg:viewBox="0 0 120 120" svg:d="M120 60c0 11-3 20-8 30-6 9-13 16-22 22-10 5-19 8-30 8s-20-2-30-8-16-12-22-22-8-19-8-30 2-21 8-30c5-10 12-17 22-22 9-6 19-8 30-8s20 2 30 8 16 12 22 22 8 19 8 30z"><text:p/></draw:path><draw:path draw:style-name="gr4" draw:text-style-name="P52" svg:width="0.119cm" svg:height="0.119cm" svg:x="1.095cm" svg:y="1.067cm" svg:viewBox="0 0 120 120" svg:d="M120 60c0 11-3 20-8 30-6 9-13 16-22 22-10 5-19 8-30 8s-20-2-30-8-16-12-22-22-8-19-8-30 2-21 8-30c5-10 12-17 22-22 9-6 19-8 30-8s20 2 30 8 16 12 22 22 8 19 8 30z"><text:p/></draw:path><draw:polygon draw:style-name="gr8" draw:text-style-name="P57" svg:width="0.449cm" svg:height="0.449cm" svg:x="0.39cm" svg:y="0.001cm" svg:viewBox="0 0 450 450" draw:points="0,0 450,0 450,450 0,450"><text:p/></draw:polygon><draw:path draw:style-name="gr8" draw:text-style-name="P57" svg:width="0.269cm" svg:height="0.269cm" svg:x="0.48cm" svg:y="0.091cm" svg:viewBox="0 0 270 270" svg:d="M270 135c0 25-6 45-18 67-13 21-28 37-49 50-22 12-43 18-68 18s-46-6-67-18c-22-13-38-29-50-50-13-22-18-42-18-67s5-46 18-68 28-37 50-49c21-12 42-18 67-18s46 6 68 18c21 12 36 27 49 49 12 21 18 43 18 68z"><text:p/></draw:path><draw:frame draw:style-name="gr12" draw:text-style-name="P54" svg:width="0.188cm" svg:height="0.417cm" svg:x="0cm" svg:y="0.041cm"><draw:text-box><text:p text:style-name="P53"><text:span text:style-name="T19">a</text:span></text:p></draw:text-box></draw:frame><draw:path draw:style-name="gr7" draw:text-style-name="P56" svg:width="0.059cm" svg:height="0.059cm" svg:x="0.825cm" svg:y="0.196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0.196cm" svg:viewBox="0 0 60 60" svg:d="M60 30c0 5-1 10-4 15s-6 8-11 11-10 4-15 4c-6 0-10-1-15-4s-8-6-11-11-4-10-4-15c0-6 1-10 4-15s6-8 11-11 10-4 15-4c6 0 10 1 15 4s8 6 11 11 4 9 4 15z"><text:p/></draw:path><draw:polygon draw:style-name="gr8" draw:text-style-name="P57" svg:width="0.449cm" svg:height="0.449cm" svg:x="0.39cm" svg:y="0.903cm" svg:viewBox="0 0 450 450" draw:points="0,0 450,0 450,450 0,450"><text:p/></draw:polygon><draw:path draw:style-name="gr8" draw:text-style-name="P57" svg:width="0.269cm" svg:height="0.269cm" svg:x="0.48cm" svg:y="0.993cm" svg:viewBox="0 0 270 270" svg:d="M270 135c0 25-6 45-18 67-13 21-28 37-49 50-22 12-43 18-68 18s-46-6-67-18c-22-13-38-29-50-50-13-22-18-42-18-67s5-46 18-68 28-37 50-49c21-12 42-18 67-18s46 6 68 18c21 12 36 27 49 49 12 21 18 43 18 68z"><text:p/></draw:path><draw:frame draw:style-name="gr12" draw:text-style-name="P54" svg:width="0.188cm" svg:height="0.417cm" svg:x="0cm" svg:y="0.94cm"><draw:text-box><text:p text:style-name="P53"><text:span text:style-name="T19">b</text:span></text:p></draw:text-box></draw:frame><draw:path draw:style-name="gr7" draw:text-style-name="P56" svg:width="0.059cm" svg:height="0.059cm" svg:x="0.825cm" svg:y="1.097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1.097cm" svg:viewBox="0 0 60 60" svg:d="M60 30c0 5-1 10-4 15s-6 8-11 11-10 4-15 4c-6 0-10-1-15-4s-8-6-11-11-4-10-4-15c0-6 1-10 4-15s6-8 11-11 10-4 15-4c6 0 10 1 15 4s8 6 11 11 4 9 4 15z"><text:p/></draw:path><draw:polygon draw:style-name="gr8" draw:text-style-name="P57" svg:width="0.449cm" svg:height="0.449cm" svg:x="0.39cm" svg:y="1.801cm" svg:viewBox="0 0 450 450" draw:points="0,0 450,0 450,450 0,450"><text:p/></draw:polygon><draw:path draw:style-name="gr8" draw:text-style-name="P57" svg:width="0.269cm" svg:height="0.269cm" svg:x="0.48cm" svg:y="1.891cm" svg:viewBox="0 0 270 270" svg:d="M270 135c0 25-6 45-18 67-13 21-28 37-49 50-22 12-43 18-68 18s-46-6-67-18c-22-13-38-29-50-50-13-22-18-42-18-67s5-46 18-68 28-36 50-49 42-18 67-18 46 5 68 18c21 12 36 27 49 49 12 21 18 43 18 68z"><text:p/></draw:path><draw:frame draw:style-name="gr5" draw:text-style-name="P54" svg:width="0.165cm" svg:height="0.417cm" svg:x="0.016cm" svg:y="1.84cm"><draw:text-box><text:p text:style-name="P53"><text:span text:style-name="T19">c</text:span></text:p></draw:text-box></draw:frame><draw:path draw:style-name="gr7" draw:text-style-name="P56" svg:width="0.059cm" svg:height="0.059cm" svg:x="0.825cm" svg:y="1.996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0.825cm" svg:y="1.996cm" svg:viewBox="0 0 60 60" svg:d="M60 30c0 5-1 10-4 15s-6 8-11 11-10 4-15 4c-6 0-10-1-15-4s-8-6-11-11-4-10-4-15c0-6 1-10 4-15s6-8 11-11 10-4 15-4c6 0 10 1 15 4s8 6 11 11 4 9 4 15z"><text:p/></draw:path><draw:polygon draw:style-name="gr8" draw:text-style-name="P57" svg:width="0.869cm" svg:height="0.899cm" svg:x="1.77cm" svg:y="0.076cm" svg:viewBox="0 0 870 900" draw:points="0,0 870,0 870,900 0,900"><text:p/></draw:polygon><draw:frame draw:style-name="gr9" draw:text-style-name="P58" svg:width="0.294cm" svg:height="0.417cm" svg:x="2.064cm" svg:y="0.086cm"><draw:text-box><text:p text:style-name="P53"><text:span text:style-name="T21">&amp;</text:span></text:p></draw:text-box></draw:frame><draw:path draw:style-name="gr8" draw:text-style-name="P57" svg:width="0.239cm" svg:height="0.239cm" svg:x="1.485cm" svg:y="0.106cm" svg:viewBox="0 0 240 240" svg:d="M240 120c0 22-5 41-16 60s-25 33-44 44-38 16-60 16-41-5-60-16-33-25-44-44-16-38-16-60 5-41 16-60 25-33 44-44 38-16 60-16 41 5 60 16 33 25 44 44 16 38 16 60z"><text:p/></draw:path><draw:path draw:style-name="gr3" draw:text-style-name="P51" svg:width="0.059cm" svg:height="0.059cm" svg:x="1.425cm" svg:y="0.196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425cm" svg:y="0.196cm" svg:viewBox="0 0 60 60" svg:d="M60 30c0 5-1 10-4 15s-6 8-11 11-10 4-15 4c-6 0-10-1-15-4s-8-6-11-11-4-10-4-15c0-6 1-10 4-15s6-8 11-11 10-4 15-4c6 0 10 1 15 4s8 6 11 11 4 9 4 15z"><text:p/></draw:path><draw:path draw:style-name="gr3" draw:text-style-name="P51" svg:width="0.059cm" svg:height="0.059cm" svg:x="1.725cm" svg:y="0.799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725cm" svg:y="0.799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2.625cm" svg:y="0.496cm" svg:viewBox="0 0 60 60" svg:d="M60 30c0 5-1 10-4 15s-6 8-11 11-9 4-15 4-10-1-15-4-8-6-11-11-4-10-4-15c0-6 1-10 4-15s6-8 11-11 9-4 15-4 10 1 15 4 8 6 11 11 4 9 4 15z"><text:p/></draw:path><draw:path draw:style-name="gr8" draw:text-style-name="P57" svg:width="0.059cm" svg:height="0.059cm" svg:x="2.625cm" svg:y="0.496cm" svg:viewBox="0 0 60 60" svg:d="M60 30c0 5-1 10-4 15s-6 8-11 11-9 4-15 4-10-1-15-4-8-6-11-11-4-10-4-15c0-6 1-10 4-15s6-8 11-11 9-4 15-4 10 1 15 4 8 6 11 11 4 9 4 15z"><text:p/></draw:path><draw:polygon draw:style-name="gr8" draw:text-style-name="P57" svg:width="0.869cm" svg:height="0.899cm" svg:x="1.77cm" svg:y="1.277cm" svg:viewBox="0 0 870 900" draw:points="0,0 870,0 870,900 0,900"><text:p/></draw:polygon><draw:frame draw:style-name="gr9" draw:text-style-name="P58" svg:width="0.294cm" svg:height="0.417cm" svg:x="2.064cm" svg:y="1.286cm"><draw:text-box><text:p text:style-name="P53"><text:span text:style-name="T21">&amp;</text:span></text:p></draw:text-box></draw:frame><draw:path draw:style-name="gr8" draw:text-style-name="P57" svg:width="0.239cm" svg:height="0.239cm" svg:x="1.485cm" svg:y="1.307cm" svg:viewBox="0 0 240 240" svg:d="M240 120c0 22-5 41-16 60s-25 33-44 44-38 16-60 16-41-5-60-16-33-25-44-44-16-38-16-60 5-41 16-60 25-33 44-44 38-16 60-16 41 5 60 16 33 25 44 44 16 38 16 60z"><text:p/></draw:path><draw:path draw:style-name="gr3" draw:text-style-name="P51" svg:width="0.059cm" svg:height="0.059cm" svg:x="1.425cm" svg:y="1.396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425cm" svg:y="1.396cm" svg:viewBox="0 0 60 60" svg:d="M60 30c0 5-1 10-4 15s-6 8-11 11-10 4-15 4c-6 0-10-1-15-4s-8-6-11-11-4-10-4-15c0-6 1-10 4-15s6-8 11-11 10-4 15-4c6 0 10 1 15 4s8 6 11 11 4 9 4 15z"><text:p/></draw:path><draw:path draw:style-name="gr3" draw:text-style-name="P51" svg:width="0.059cm" svg:height="0.059cm" svg:x="1.725cm" svg:y="1.996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1.725cm" svg:y="1.996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2.625cm" svg:y="1.696cm" svg:viewBox="0 0 60 60" svg:d="M60 30c0 5-1 10-4 15s-6 8-11 11-9 4-15 4-10-1-15-4-8-6-11-11-4-10-4-15c0-6 1-10 4-15s6-8 11-11 9-4 15-4 10 1 15 4 8 6 11 11 4 9 4 15z"><text:p/></draw:path><draw:path draw:style-name="gr8" draw:text-style-name="P57" svg:width="0.059cm" svg:height="0.059cm" svg:x="2.625cm" svg:y="1.696cm" svg:viewBox="0 0 60 60" svg:d="M60 30c0 5-1 10-4 15s-6 8-11 11-9 4-15 4-10-1-15-4-8-6-11-11-4-10-4-15c0-6 1-10 4-15s6-8 11-11 9-4 15-4 10 1 15 4 8 6 11 11 4 9 4 15z"><text:p/></draw:path><draw:polygon draw:style-name="gr8" draw:text-style-name="P57" svg:width="0.869cm" svg:height="0.899cm" svg:x="3.27cm" svg:y="0.679cm" svg:viewBox="0 0 870 900" draw:points="0,0 870,0 870,900 0,900"><text:p/></draw:polygon><draw:frame draw:style-name="gr10" draw:text-style-name="P58" svg:width="0.399cm" svg:height="0.417cm" svg:x="3.517cm" svg:y="0.686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3.225cm" svg:y="0.799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3.225cm" svg:y="0.799cm" svg:viewBox="0 0 60 60" svg:d="M60 30c0 5-1 10-4 15s-6 8-11 11-10 4-15 4c-6 0-10-1-15-4s-8-6-11-11-4-10-4-15c0-6 1-10 4-15s6-8 11-11 9-4 15-4c5 0 10 1 15 4s8 6 11 11 4 9 4 15z"><text:p/></draw:path><draw:path draw:style-name="gr3" draw:text-style-name="P51" svg:width="0.059cm" svg:height="0.059cm" svg:x="3.225cm" svg:y="1.396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3.225cm" svg:y="1.396cm" svg:viewBox="0 0 60 60" svg:d="M60 30c0 5-1 10-4 15s-6 8-11 11-10 4-15 4c-6 0-10-1-15-4s-8-6-11-11-4-10-4-15c0-6 1-10 4-15s6-8 11-11 9-4 15-4c5 0 10 1 15 4s8 6 11 11 4 9 4 15z"><text:p/></draw:path><draw:path draw:style-name="gr7" draw:text-style-name="P56" svg:width="0.059cm" svg:height="0.059cm" svg:x="4.125cm" svg:y="1.097cm" svg:viewBox="0 0 60 60" svg:d="M60 30c0 5-1 10-4 15s-6 8-11 11-10 4-15 4c-6 0-10-1-15-4s-8-6-11-11-4-10-4-15c0-6 1-10 4-15s6-8 11-11 9-4 15-4c5 0 10 1 15 4s8 6 11 11 4 9 4 15z"><text:p/></draw:path><draw:path draw:style-name="gr8" draw:text-style-name="P57" svg:width="0.059cm" svg:height="0.059cm" svg:x="4.125cm" svg:y="1.097cm" svg:viewBox="0 0 60 60" svg:d="M60 30c0 5-1 10-4 15s-6 8-11 11-10 4-15 4c-6 0-10-1-15-4s-8-6-11-11-4-10-4-15c0-6 1-10 4-15s6-8 11-11 9-4 15-4c5 0 10 1 15 4s8 6 11 11 4 9 4 15z"><text:p/></draw:path><draw:path draw:style-name="gr8" draw:text-style-name="P57" svg:width="0.269cm" svg:height="0.269cm" svg:x="4.86cm" svg:y="0.993cm" svg:viewBox="0 0 270 270" svg:d="M270 135c0 25-6 45-18 67-13 21-29 37-50 50-22 12-42 18-67 18s-46-6-68-18c-22-13-36-29-49-50-13-22-18-42-18-67s5-47 18-68c12-22 27-37 49-49 21-12 43-18 68-18s45 6 67 18c21 12 37 27 50 49 12 22 18 43 18 68z"><text:p/></draw:path><draw:path draw:style-name="gr8" draw:text-style-name="P57" svg:width="0.449cm" svg:height="0.449cm" svg:x="4.77cm" svg:y="0.903cm" svg:viewBox="0 0 450 450" svg:d="M450 225c0 41-10 76-30 112-21 35-47 62-83 83-36 20-71 30-112 30-42 0-77-10-113-30-36-21-61-48-82-83-21-36-30-71-30-112 0-42 9-78 30-113 21-36 46-61 82-82s71-30 113-30c41 0 76 9 112 30s62 46 83 82c20 35 30 71 30 113z"><text:p/></draw:path><draw:frame draw:style-name="gr11" draw:text-style-name="P54" svg:width="0.144cm" svg:height="0.417cm" svg:x="5.429cm" svg:y="0.94cm"><draw:text-box><text:p text:style-name="P53"><text:span text:style-name="T19">s</text:span></text:p></draw:text-box></draw:frame><draw:path draw:style-name="gr3" draw:text-style-name="P51" svg:width="0.059cm" svg:height="0.059cm" svg:x="4.725cm" svg:y="1.097cm" svg:viewBox="0 0 60 60" svg:d="M60 30c0 5-1 10-4 15s-6 8-11 11-10 4-15 4c-6 0-10-1-15-4s-8-6-11-11-4-10-4-15c0-6 1-10 4-15s6-8 11-11 9-4 15-4c5 0 10 1 15 4s8 6 11 11 4 9 4 15z"><text:p/></draw:path><draw:path draw:style-name="gr4" draw:text-style-name="P52" svg:width="0.059cm" svg:height="0.059cm" svg:x="4.725cm" svg:y="1.097cm" svg:viewBox="0 0 60 60" svg:d="M60 30c0 5-1 10-4 15s-6 8-11 11-10 4-15 4c-6 0-10-1-15-4s-8-6-11-11-4-10-4-15c0-6 1-10 4-15s6-8 11-11 9-4 15-4c5 0 10 1 15 4s8 6 11 11 4 9 4 15z"><text:p/></draw:path></draw:g></text:p>
        <text:p text:style-name="P18"/>
        <text:list xml:id="list235311234467125" text:continue-numbering="true" text:style-name="Exos">
          <text:list-item>
            <text:p text:style-name="P30">Démontrer les deux lois de Morgan à l’aide de tables de vérité</text:p>
          </text:list-item>
        </text:list>
        <text:p text:style-name="P3"/>
        <text:list xml:id="list235310394656941" text:continue-numbering="true" text:style-name="Exos">
          <text:list-item>
            <text:p text:style-name="P48">En utilisant uniquement des portes « non-et » :</text:p>
            <text:list>
              <text:list-item>
                <text:p text:style-name="P37">Faire un schéma de porte « non ».</text:p>
              </text:list-item>
              <text:list-item>
                <text:p text:style-name="P37">Faire un schéma de porte « et ».</text:p>
              </text:list-item>
              <text:list-item>
                <text:p text:style-name="P37">Faire un schéma de porte « <text:span text:style-name="T17">ou</text:span> ».</text:p>
              </text:list-item>
            </text:list>
          </text:list-item>
        </text:list>
        <text:p text:style-name="P17"/>
        <text:list xml:id="list235311669428879" text:continue-numbering="true" text:style-name="Exos">
          <text:list-item>
            <text:p text:style-name="P31">Porte « <text:span text:style-name="T10">n</text:span>on-<text:span text:style-name="T10">e</text:span>t » à 3 entrées.</text:p>
            <text:list>
              <text:list-item>
                <text:p text:style-name="P41">Donner la table de vérité du « non-et » à 3 entrées.</text:p>
              </text:list-item>
              <text:list-item>
                <text:p text:style-name="P42">Faire un schéma de porte « non-et » à 3 entrées en n’utilisant que des portes « ou » à 2 entrées et des inverseurs.<text:line-break/>Construire la table de vérité de ce schéma pour vérifier qu’il est correct.</text:p>
              </text:list-item>
            </text:list>
          </text:list-item>
        </text:list>
        <text:p text:style-name="P10"/>
        <text:list xml:id="list235311131615020" text:continue-numbering="true" text:style-name="Exos">
          <text:list-item>
            <text:p text:style-name="P32">Additionneur 1 bit.</text:p>
          </text:list-item>
        </text:list>
        <table:table table:name="Tableau4" table:style-name="Tableau4">
          <table:table-column table:style-name="Tableau4.A"/>
          <table:table-column table:style-name="Tableau4.B" table:number-columns-repeated="4"/>
          <table:table-row table:style-name="TableLine94765909449456">
            <table:table-cell table:style-name="Tableau4.A1" table:number-rows-spanned="6" office:value-type="string">
              <text:list xml:id="list235310585955276" text:continue-numbering="true" text:style-name="Exos">
                <text:list-item>
                  <text:list>
                    <text:list-item>
                      <text:p text:style-name="P43"><text:span text:style-name="T15">Dans le tableau ci-contre, </text:span><text:span text:style-name="T14">u</text:span><text:span text:style-name="T15"> et </text:span><text:span text:style-name="T14">d</text:span><text:span text:style-name="T15"> représentent les deux chiffres de la somme de </text:span><text:span text:style-name="T14">a</text:span><text:span text:style-name="T15"> et </text:span><text:span text:style-name="T14">b</text:span><text:span text:style-name="T15"> (</text:span><text:span text:style-name="T14">u</text:span><text:span text:style-name="T15"> est le chiffre des unités).<text:line-break/>Compléter ce tableau.</text:span></text:p>
                    </text:list-item>
                    <text:list-item>
                      <text:p text:style-name="P44">Proposer un schéma permettant d’obtenir <text:span text:style-name="T13">u</text:span> et <text:span text:style-name="T13">d</text:span> à partir de portes logiques.</text:p>
                    </text:list-item>
                  </text:list>
                </text:list-item>
              </text:list>
            </table:table-cell>
            <table:table-cell table:style-name="Tableau4.B1" table:number-columns-spanned="2" office:value-type="string">
              <text:p text:style-name="P23">entrées</text:p>
            </table:table-cell>
            <table:covered-table-cell/>
            <table:table-cell table:style-name="Tableau4.D1" table:number-columns-spanned="2" office:value-type="string">
              <text:p text:style-name="P23">somme</text:p>
            </table:table-cell>
            <table:covered-table-cell/>
          </table:table-row>
          <table:table-row table:style-name="TableLine94765909254480">
            <table:covered-table-cell/>
            <table:table-cell table:style-name="Tableau4.B2" office:value-type="string">
              <text:p text:style-name="P25">a</text:p>
            </table:table-cell>
            <table:table-cell table:style-name="Tableau4.C2" office:value-type="string">
              <text:p text:style-name="P25">b</text:p>
            </table:table-cell>
            <table:table-cell table:style-name="Tableau4.B2" office:value-type="string">
              <text:p text:style-name="P25">d</text:p>
            </table:table-cell>
            <table:table-cell table:style-name="Tableau4.E2" office:value-type="string">
              <text:p text:style-name="P25">u</text:p>
            </table:table-cell>
          </table:table-row>
          <table:table-row table:style-name="TableLine94765909603184">
            <table:covered-table-cell/>
            <table:table-cell table:style-name="Tableau4.B2" office:value-type="string">
              <text:p text:style-name="P23">0</text:p>
            </table:table-cell>
            <table:table-cell table:style-name="Tableau4.C2" office:value-type="string">
              <text:p text:style-name="P23">0</text:p>
            </table:table-cell>
            <table:table-cell table:style-name="Tableau4.B2" office:value-type="string">
              <text:p text:style-name="P23"/>
            </table:table-cell>
            <table:table-cell table:style-name="Tableau4.E2" office:value-type="string">
              <text:p text:style-name="P23"/>
            </table:table-cell>
          </table:table-row>
          <table:table-row table:style-name="TableLine94765909887536">
            <table:covered-table-cell/>
            <table:table-cell table:style-name="Tableau4.B2" office:value-type="string">
              <text:p text:style-name="P23">0</text:p>
            </table:table-cell>
            <table:table-cell table:style-name="Tableau4.C2" office:value-type="string">
              <text:p text:style-name="P23">1</text:p>
            </table:table-cell>
            <table:table-cell table:style-name="Tableau4.B2" office:value-type="string">
              <text:p text:style-name="P23"/>
            </table:table-cell>
            <table:table-cell table:style-name="Tableau4.E2" office:value-type="string">
              <text:p text:style-name="P23"/>
            </table:table-cell>
          </table:table-row>
          <table:table-row table:style-name="TableLine94765908786560">
            <table:covered-table-cell/>
            <table:table-cell table:style-name="Tableau4.B2" office:value-type="string">
              <text:p text:style-name="P23">1</text:p>
            </table:table-cell>
            <table:table-cell table:style-name="Tableau4.C2" office:value-type="string">
              <text:p text:style-name="P23">0</text:p>
            </table:table-cell>
            <table:table-cell table:style-name="Tableau4.B2" office:value-type="string">
              <text:p text:style-name="P23"/>
            </table:table-cell>
            <table:table-cell table:style-name="Tableau4.E2" office:value-type="string">
              <text:p text:style-name="P23"/>
            </table:table-cell>
          </table:table-row>
          <table:table-row table:style-name="TableLine94765907639472">
            <table:covered-table-cell/>
            <table:table-cell table:style-name="Tableau4.B2" office:value-type="string">
              <text:p text:style-name="P23">1</text:p>
            </table:table-cell>
            <table:table-cell table:style-name="Tableau4.C2" office:value-type="string">
              <text:p text:style-name="P23">1</text:p>
            </table:table-cell>
            <table:table-cell table:style-name="Tableau4.B2" office:value-type="string">
              <text:p text:style-name="P23"/>
            </table:table-cell>
            <table:table-cell table:style-name="Tableau4.E2" office:value-type="string">
              <text:p text:style-name="P23"/>
            </table:table-cell>
          </table:table-row>
        </table:table>
        <text:p text:style-name="P12"/>
        <text:list xml:id="list235311822458570" text:continue-numbering="true" text:style-name="Exos">
          <text:list-item>
            <text:p text:style-name="P33">Multiplexeur « 2 vers 1 »</text:p>
          </text:list-item>
        </text:list>
        <text:p text:style-name="P6"><draw:g text:anchor-type="as-char" draw:z-index="6" draw:name="Forme7" draw:style-name="gr1"><draw:line draw:style-name="gr2" draw:text-style-name="P50" svg:x1="0.84cm" svg:y1="1.42cm" svg:x2="2.34cm" svg:y2="1.42cm"><text:p/></draw:line><draw:polyline draw:style-name="gr2" draw:text-style-name="P50" svg:width="0.599cm" svg:height="0.299cm" svg:x="3.24cm" svg:y="0.524cm" svg:viewBox="0 0 600 300" draw:points="0,0 300,0 300,300 600,300"><text:p/></draw:polyline><draw:polyline draw:style-name="gr2" draw:text-style-name="P50" svg:width="0.599cm" svg:height="0.299cm" svg:x="3.24cm" svg:y="1.42cm" svg:viewBox="0 0 600 300" draw:points="0,300 300,300 300,0 600,0"><text:p/></draw:polyline><draw:line draw:style-name="gr2" draw:text-style-name="P50" svg:x1="4.74cm" svg:y1="1.122cm" svg:x2="5.34cm" svg:y2="1.122cm"><text:p/></draw:line><draw:line draw:style-name="gr2" draw:text-style-name="P50" svg:x1="0.84cm" svg:y1="0.224cm" svg:x2="2.34cm" svg:y2="0.224cm"><text:p/></draw:line><draw:polyline draw:style-name="gr2" draw:text-style-name="P50" svg:width="0.599cm" svg:height="1.198cm" svg:x="1.74cm" svg:y="0.824cm" svg:viewBox="0 0 600 1199" draw:points="300,0 0,0 0,1199 600,1199"><text:p/></draw:polyline><draw:line draw:style-name="gr2" draw:text-style-name="P50" svg:x1="1.74cm" svg:y1="2.019cm" svg:x2="1.74cm" svg:y2="2.619cm"><text:p/></draw:line><draw:path draw:style-name="gr3" draw:text-style-name="P51" svg:width="0.119cm" svg:height="0.119cm" svg:x="1.68cm" svg:y="1.958cm" svg:viewBox="0 0 120 120" svg:d="M120 60c0 11-2 20-8 30s-12 16-22 22-19 8-30 8-21-3-30-8c-10-6-17-13-22-22-6-10-8-19-8-30s2-20 8-30 12-16 22-22 19-8 30-8 20 2 30 8c9 5 16 12 22 22 5 9 8 19 8 30z"><text:p/></draw:path><draw:path draw:style-name="gr4" draw:text-style-name="P52" svg:width="0.119cm" svg:height="0.119cm" svg:x="1.68cm" svg:y="1.958cm" svg:viewBox="0 0 120 120" svg:d="M120 60c0 11-2 20-8 30s-12 16-22 22-19 8-30 8-21-3-30-8c-10-6-17-13-22-22-6-10-8-19-8-30s2-20 8-30 12-16 22-22 19-8 30-8 20 2 30 8c9 5 16 12 22 22 5 9 8 19 8 30z"><text:p/></draw:path><draw:polygon draw:style-name="gr4" draw:text-style-name="P52" svg:width="0.449cm" svg:height="0.449cm" svg:x="0.375cm" svg:y="-0.001cm" svg:viewBox="0 0 450 450" draw:points="0,0 450,0 450,450 0,450"><text:p/></draw:polygon><draw:path draw:style-name="gr4" draw:text-style-name="P52" svg:width="0.269cm" svg:height="0.269cm" svg:x="0.465cm" svg:y="0.089cm" svg:viewBox="0 0 270 270" svg:d="M270 135c0 24-6 45-18 67-13 21-28 37-49 50-22 12-43 18-68 18s-46-6-67-18c-22-13-38-29-50-50-13-22-18-43-18-67 0-25 5-46 18-68s28-36 50-49 42-18 67-18 46 5 68 18c21 12 36 27 49 49 12 21 18 43 18 68z"><text:p/></draw:path><draw:frame draw:style-name="gr5" draw:text-style-name="P54" svg:width="0.165cm" svg:height="0.417cm" svg:x="0cm" svg:y="0.039cm"><draw:text-box><text:p text:style-name="P53"><text:span text:style-name="T19">e</text:span></text:p></draw:text-box></draw:frame><draw:frame draw:style-name="gr6" draw:text-style-name="P55" svg:width="0.161cm" svg:height="0.336cm" svg:x="0.18cm" svg:y="0.132cm"><draw:text-box><text:p text:style-name="P53"><text:span text:style-name="T20">1</text:span></text:p></draw:text-box></draw:frame><draw:path draw:style-name="gr7" draw:text-style-name="P56" svg:width="0.059cm" svg:height="0.059cm" svg:x="0.81cm" svg:y="0.194cm" svg:viewBox="0 0 60 60" svg:d="M60 30c0 5-2 10-4 15-3 4-6 8-11 11-5 2-10 4-15 4-6 0-10-1-15-4s-8-6-11-11-4-10-4-15c0-6 1-10 4-15s6-8 11-11 10-4 15-4c6 0 10 1 15 4s8 6 11 11 4 9 4 15z"><text:p/></draw:path><draw:path draw:style-name="gr8" draw:text-style-name="P57" svg:width="0.059cm" svg:height="0.059cm" svg:x="0.81cm" svg:y="0.194cm" svg:viewBox="0 0 60 60" svg:d="M60 30c0 5-2 10-4 15-3 4-6 8-11 11-5 2-10 4-15 4-6 0-10-1-15-4s-8-6-11-11-4-10-4-15c0-6 1-10 4-15s6-8 11-11 10-4 15-4c6 0 10 1 15 4s8 6 11 11 4 9 4 15z"><text:p/></draw:path><draw:polygon draw:style-name="gr8" draw:text-style-name="P57" svg:width="0.869cm" svg:height="0.899cm" svg:x="2.355cm" svg:y="0.074cm" svg:viewBox="0 0 870 900" draw:points="0,0 870,0 870,900 0,900"><text:p/></draw:polygon><draw:frame draw:style-name="gr9" draw:text-style-name="P58" svg:width="0.294cm" svg:height="0.417cm" svg:x="2.648cm" svg:y="0.083cm"><draw:text-box><text:p text:style-name="P53"><text:span text:style-name="T21">&amp;</text:span></text:p></draw:text-box></draw:frame><draw:path draw:style-name="gr8" draw:text-style-name="P57" svg:width="0.239cm" svg:height="0.239cm" svg:x="2.07cm" svg:y="0.704cm" svg:viewBox="0 0 240 240" svg:d="M240 120c0 22-5 40-16 60-11 19-25 32-44 43s-38 17-60 17-41-6-60-17-33-24-44-43c-11-20-16-38-16-60 0-23 5-41 16-60 11-20 25-33 44-44s38-16 60-16 41 5 60 16 33 24 44 44c11 19 16 37 16 60z"><text:p/></draw:path><draw:path draw:style-name="gr3" draw:text-style-name="P51" svg:width="0.059cm" svg:height="0.059cm" svg:x="2.31cm" svg:y="0.194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2.31cm" svg:y="0.194cm" svg:viewBox="0 0 60 60" svg:d="M60 30c0 5-1 10-4 15s-6 8-11 11-10 4-15 4c-6 0-10-1-15-4s-8-6-11-11-4-10-4-15c0-6 1-10 4-15s6-8 11-11 10-4 15-4c6 0 10 1 15 4s8 6 11 11 4 9 4 15z"><text:p/></draw:path><draw:path draw:style-name="gr3" draw:text-style-name="P51" svg:width="0.059cm" svg:height="0.059cm" svg:x="2.01cm" svg:y="0.794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2.01cm" svg:y="0.794cm" svg:viewBox="0 0 60 60" svg:d="M60 30c0 5-1 10-4 15s-6 8-11 11-10 4-15 4c-6 0-10-1-15-4s-8-6-11-11-4-10-4-15c0-6 1-10 4-15s6-8 11-11 10-4 15-4c6 0 10 1 15 4s8 6 11 11 4 9 4 15z"><text:p/></draw:path><draw:path draw:style-name="gr7" draw:text-style-name="P56" svg:width="0.059cm" svg:height="0.059cm" svg:x="3.21cm" svg:y="0.494cm" svg:viewBox="0 0 60 60" svg:d="M60 30c0 5-1 10-4 15s-6 8-11 11-10 4-15 4c-6 0-10-1-15-4s-8-6-11-11-4-10-4-15c0-6 1-10 4-15s6-8 11-11 10-4 15-4c6 0 10 1 15 4s8 6 11 11 4 9 4 15z"><text:p/></draw:path><draw:path draw:style-name="gr8" draw:text-style-name="P57" svg:width="0.059cm" svg:height="0.059cm" svg:x="3.21cm" svg:y="0.494cm" svg:viewBox="0 0 60 60" svg:d="M60 30c0 5-1 10-4 15s-6 8-11 11-10 4-15 4c-6 0-10-1-15-4s-8-6-11-11-4-10-4-15c0-6 1-10 4-15s6-8 11-11 10-4 15-4c6 0 10 1 15 4s8 6 11 11 4 9 4 15z"><text:p/></draw:path><draw:polygon draw:style-name="gr8" draw:text-style-name="P57" svg:width="0.869cm" svg:height="0.899cm" svg:x="2.355cm" svg:y="1.272cm" svg:viewBox="0 0 870 900" draw:points="0,0 870,0 870,900 0,900"><text:p/></draw:polygon><draw:frame draw:style-name="gr9" draw:text-style-name="P58" svg:width="0.294cm" svg:height="0.417cm" svg:x="2.648cm" svg:y="1.281cm"><draw:text-box><text:p text:style-name="P53"><text:span text:style-name="T21">&amp;</text:span></text:p></draw:text-box></draw:frame><draw:path draw:style-name="gr3" draw:text-style-name="P51" svg:width="0.059cm" svg:height="0.059cm" svg:x="2.31cm" svg:y="1.39cm" svg:viewBox="0 0 60 60" svg:d="M60 30c0 6-1 10-4 15s-6 8-11 11-10 4-15 4c-6 0-10-1-15-4s-8-6-11-11-4-10-4-15c0-6 1-10 4-15s6-7 11-10 10-5 15-5c6 0 10 2 15 5s8 5 11 10 4 10 4 15z"><text:p/></draw:path><draw:path draw:style-name="gr4" draw:text-style-name="P52" svg:width="0.059cm" svg:height="0.059cm" svg:x="2.31cm" svg:y="1.39cm" svg:viewBox="0 0 60 60" svg:d="M60 30c0 6-1 10-4 15s-6 8-11 11-10 4-15 4c-6 0-10-1-15-4s-8-6-11-11-4-10-4-15c0-6 1-10 4-15s6-7 11-10 10-5 15-5c6 0 10 2 15 5s8 5 11 10 4 10 4 15z"><text:p/></draw:path><draw:path draw:style-name="gr3" draw:text-style-name="P51" svg:width="0.059cm" svg:height="0.059cm" svg:x="2.31cm" svg:y="1.988cm" svg:viewBox="0 0 60 60" svg:d="M60 30c0 6-1 10-4 15s-6 8-11 11-10 4-15 4c-6 0-10-1-15-4s-8-6-11-11-4-10-4-15c0-6 1-10 4-15s6-8 11-11 10-4 15-4c6 0 10 1 15 4s8 6 11 11 4 10 4 15z"><text:p/></draw:path><draw:path draw:style-name="gr4" draw:text-style-name="P52" svg:width="0.059cm" svg:height="0.059cm" svg:x="2.31cm" svg:y="1.988cm" svg:viewBox="0 0 60 60" svg:d="M60 30c0 6-1 10-4 15s-6 8-11 11-10 4-15 4c-6 0-10-1-15-4s-8-6-11-11-4-10-4-15c0-6 1-10 4-15s6-8 11-11 10-4 15-4c6 0 10 1 15 4s8 6 11 11 4 10 4 15z"><text:p/></draw:path><draw:path draw:style-name="gr7" draw:text-style-name="P56" svg:width="0.059cm" svg:height="0.059cm" svg:x="3.21cm" svg:y="1.69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3.21cm" svg:y="1.69cm" svg:viewBox="0 0 60 60" svg:d="M60 30c0 6-1 10-4 15s-6 8-11 11-10 4-15 4c-6 0-10-1-15-4s-8-6-11-11-4-10-4-15c0-6 1-10 4-15s6-8 11-11 10-4 15-4c6 0 10 1 15 4s8 6 11 11 4 10 4 15z"><text:p/></draw:path><draw:polygon draw:style-name="gr8" draw:text-style-name="P57" svg:width="0.449cm" svg:height="0.448cm" svg:x="0.375cm" svg:y="1.196cm" svg:viewBox="0 0 450 449" draw:points="0,0 450,0 450,449 0,449"><text:p/></draw:polygon><draw:path draw:style-name="gr8" draw:text-style-name="P57" svg:width="0.269cm" svg:height="0.269cm" svg:x="0.465cm" svg:y="1.286cm" svg:viewBox="0 0 270 270" svg:d="M270 135c0 25-6 46-18 68-13 21-28 36-49 49-22 12-43 18-68 18s-45-6-67-18c-22-13-37-28-50-49-13-22-18-44-18-68 0-25 5-45 18-67s28-36 50-49 42-19 67-19 46 6 68 19c21 12 36 27 49 49 12 22 18 43 18 67z"><text:p/></draw:path><draw:frame draw:style-name="gr5" draw:text-style-name="P54" svg:width="0.165cm" svg:height="0.417cm" svg:x="0cm" svg:y="1.236cm"><draw:text-box draw:corner-radius="0.056cm"><text:p text:style-name="P53"><text:span text:style-name="T19">e</text:span></text:p></draw:text-box></draw:frame><draw:frame draw:style-name="gr6" draw:text-style-name="P55" svg:width="0.161cm" svg:height="0.336cm" svg:x="0.18cm" svg:y="1.33cm"><draw:text-box><text:p text:style-name="P53"><text:span text:style-name="T20">2</text:span></text:p></draw:text-box></draw:frame><draw:path draw:style-name="gr7" draw:text-style-name="P56" svg:width="0.059cm" svg:height="0.059cm" svg:x="0.81cm" svg:y="1.39cm" svg:viewBox="0 0 60 60" svg:d="M60 30c0 6-1 10-4 15s-6 8-11 11-10 4-15 4c-6 0-10-2-15-4-5-3-8-7-11-11-3-5-4-10-4-15 0-6 1-10 4-15s6-7 11-10 10-5 15-5c6 0 10 2 15 5s8 5 11 10c2 5 4 10 4 15z"><text:p/></draw:path><draw:path draw:style-name="gr8" draw:text-style-name="P57" svg:width="0.059cm" svg:height="0.059cm" svg:x="0.81cm" svg:y="1.39cm" svg:viewBox="0 0 60 60" svg:d="M60 30c0 6-1 10-4 15s-6 8-11 11-10 4-15 4c-6 0-10-2-15-4-5-3-8-7-11-11-3-5-4-10-4-15 0-6 1-10 4-15s6-7 11-10 10-5 15-5c6 0 10 2 15 5s8 5 11 10c2 5 4 10 4 15z"><text:p/></draw:path><draw:polygon draw:style-name="gr8" draw:text-style-name="P57" svg:width="0.869cm" svg:height="0.898cm" svg:x="3.855cm" svg:y="0.674cm" svg:viewBox="0 0 870 899" draw:points="0,0 870,0 870,899 0,899"><text:p/></draw:polygon><draw:frame draw:style-name="gr10" draw:text-style-name="P58" svg:width="0.399cm" svg:height="0.417cm" svg:x="4.103cm" svg:y="0.683cm"><draw:text-box><text:p text:style-name="P53"><text:span text:style-name="T21">≥</text:span><text:span text:style-name="T21">1</text:span></text:p></draw:text-box></draw:frame><draw:path draw:style-name="gr3" draw:text-style-name="P51" svg:width="0.059cm" svg:height="0.059cm" svg:x="3.81cm" svg:y="0.794cm" svg:viewBox="0 0 60 60" svg:d="M60 30c0 5-1 10-4 15s-6 8-11 11-10 4-15 4c-6 0-10-1-15-4s-8-6-11-11-4-10-4-15c0-6 1-10 4-15s6-8 11-11 10-4 15-4c6 0 10 1 15 4s8 6 11 11 4 9 4 15z"><text:p/></draw:path><draw:path draw:style-name="gr4" draw:text-style-name="P52" svg:width="0.059cm" svg:height="0.059cm" svg:x="3.81cm" svg:y="0.794cm" svg:viewBox="0 0 60 60" svg:d="M60 30c0 5-1 10-4 15s-6 8-11 11-10 4-15 4c-6 0-10-1-15-4s-8-6-11-11-4-10-4-15c0-6 1-10 4-15s6-8 11-11 10-4 15-4c6 0 10 1 15 4s8 6 11 11 4 9 4 15z"><text:p/></draw:path><draw:path draw:style-name="gr3" draw:text-style-name="P51" svg:width="0.059cm" svg:height="0.059cm" svg:x="3.81cm" svg:y="1.39cm" svg:viewBox="0 0 60 60" svg:d="M60 30c0 6-1 10-4 15s-6 8-11 11-10 4-15 4c-6 0-10-1-15-4s-8-6-11-11-4-10-4-15c0-6 1-10 4-15s6-7 11-10 10-5 15-5c6 0 10 2 15 5s8 5 11 10 4 10 4 15z"><text:p/></draw:path><draw:path draw:style-name="gr4" draw:text-style-name="P52" svg:width="0.059cm" svg:height="0.059cm" svg:x="3.81cm" svg:y="1.39cm" svg:viewBox="0 0 60 60" svg:d="M60 30c0 6-1 10-4 15s-6 8-11 11-10 4-15 4c-6 0-10-1-15-4s-8-6-11-11-4-10-4-15c0-6 1-10 4-15s6-7 11-10 10-5 15-5c6 0 10 2 15 5s8 5 11 10 4 10 4 15z"><text:p/></draw:path><draw:path draw:style-name="gr7" draw:text-style-name="P56" svg:width="0.059cm" svg:height="0.059cm" svg:x="4.71cm" svg:y="1.092cm" svg:viewBox="0 0 60 60" svg:d="M60 30c0 5-1 10-4 15s-6 7-11 10-10 5-15 5c-6 0-10-2-15-5s-8-5-11-10-4-10-4-15c0-6 1-10 4-15s6-8 11-11 9-4 15-4c5 0 10 1 15 4s8 6 11 11 4 9 4 15z"><text:p/></draw:path><draw:path draw:style-name="gr8" draw:text-style-name="P57" svg:width="0.059cm" svg:height="0.059cm" svg:x="4.71cm" svg:y="1.092cm" svg:viewBox="0 0 60 60" svg:d="M60 30c0 5-1 10-4 15s-6 7-11 10-10 5-15 5c-6 0-10-2-15-5s-8-5-11-10-4-10-4-15c0-6 1-10 4-15s6-8 11-11 9-4 15-4c5 0 10 1 15 4s8 6 11 11 4 9 4 15z"><text:p/></draw:path><draw:path draw:style-name="gr8" draw:text-style-name="P57" svg:width="0.269cm" svg:height="0.268cm" svg:x="5.445cm" svg:y="0.988cm" svg:viewBox="0 0 270 269" svg:d="M270 135c0 24-6 45-18 67-13 22-29 36-50 49-22 12-42 18-67 18s-47-6-68-18c-22-13-37-27-49-49s-18-43-18-67c0-25 6-46 18-68s27-37 49-49c21-13 43-18 68-18s45 5 67 18c21 13 37 27 50 49 12 22 18 43 18 68z"><text:p/></draw:path><draw:path draw:style-name="gr8" draw:text-style-name="P57" svg:width="0.449cm" svg:height="0.448cm" svg:x="5.355cm" svg:y="0.898cm" svg:viewBox="0 0 450 449" svg:d="M450 225c0 41-10 76-30 112-21 36-48 61-83 82-36 20-71 30-112 30-42 0-78-10-113-30-36-21-61-46-82-82s-30-71-30-112c0-42 9-77 30-113s46-62 82-82c35-21 71-30 113-30 41 0 76 9 112 30 35 20 62 46 83 82 20 36 30 71 30 113z"><text:p/></draw:path><draw:frame draw:style-name="gr11" draw:text-style-name="P54" svg:width="0.144cm" svg:height="0.417cm" svg:x="6.015cm" svg:y="0.937cm"><draw:text-box><text:p text:style-name="P53"><text:span text:style-name="T19">s</text:span></text:p></draw:text-box></draw:frame><draw:path draw:style-name="gr3" draw:text-style-name="P51" svg:width="0.059cm" svg:height="0.059cm" svg:x="5.31cm" svg:y="1.092cm" svg:viewBox="0 0 60 60" svg:d="M60 30c0 5-1 10-4 15s-6 7-11 10-10 5-15 5c-6 0-10-2-15-5s-8-5-11-10-4-10-4-15c0-6 1-10 4-15s6-8 11-11 9-4 15-4c5 0 10 1 15 4s8 6 11 11 4 9 4 15z"><text:p/></draw:path><draw:path draw:style-name="gr4" draw:text-style-name="P52" svg:width="0.059cm" svg:height="0.059cm" svg:x="5.31cm" svg:y="1.092cm" svg:viewBox="0 0 60 60" svg:d="M60 30c0 5-1 10-4 15s-6 7-11 10-10 5-15 5c-6 0-10-2-15-5s-8-5-11-10-4-10-4-15c0-6 1-10 4-15s6-8 11-11 9-4 15-4c5 0 10 1 15 4s8 6 11 11 4 9 4 15z"><text:p/></draw:path><draw:polygon draw:style-name="gr4" draw:text-style-name="P52" svg:width="0.449cm" svg:height="0.449cm" svg:x="1.515cm" svg:y="2.637cm" svg:viewBox="0 0 450 450" draw:points="0,450 0,0 450,0 450,450"><text:p/></draw:polygon><draw:path draw:style-name="gr4" draw:text-style-name="P52" svg:width="0.269cm" svg:height="0.269cm" svg:x="1.605cm" svg:y="2.727cm" svg:viewBox="0 0 270 270" svg:d="M270 135c0 25-6 46-18 68-13 21-28 36-49 49-22 12-43 18-68 18s-45-6-67-18c-22-13-37-28-50-49-13-22-18-43-18-68s5-46 18-67c12-22 28-38 50-50 21-13 42-18 67-18s46 5 68 18c21 13 36 28 49 50 12 22 18 42 18 67z"><text:p/></draw:path><draw:path draw:style-name="gr7" draw:text-style-name="P56" svg:width="0.059cm" svg:height="0.059cm" svg:x="1.71cm" svg:y="2.592cm" svg:viewBox="0 0 60 60" svg:d="M60 30c0 6-1 10-4 15s-6 8-11 11-10 4-15 4c-6 0-10-1-15-4s-8-6-11-11-4-10-4-15c0-6 1-10 4-15s6-8 11-11 10-4 15-4c6 0 10 1 15 4s8 6 11 11 4 10 4 15z"><text:p/></draw:path><draw:path draw:style-name="gr8" draw:text-style-name="P57" svg:width="0.059cm" svg:height="0.059cm" svg:x="1.71cm" svg:y="2.592cm" svg:viewBox="0 0 60 60" svg:d="M60 30c0 6-1 10-4 15s-6 8-11 11-10 4-15 4c-6 0-10-1-15-4s-8-6-11-11-4-10-4-15c0-6 1-10 4-15s6-8 11-11 10-4 15-4c6 0 10 1 15 4s8 6 11 11 4 10 4 15z"><text:p/></draw:path><draw:frame draw:style-name="gr5" draw:text-style-name="P54" svg:width="0.165cm" svg:height="0.417cm" svg:x="1.244cm" svg:y="2.693cm"><draw:text-box draw:corner-radius="0.056cm"><text:p text:style-name="P53"><text:span text:style-name="T19">c</text:span></text:p></draw:text-box></draw:frame></draw:g></text:p>
        <text:p text:style-name="P14"/>
        <text:list xml:id="list235311658043207" text:continue-numbering="true" text:style-name="Exos">
          <text:list-item>
            <text:list>
              <text:list-item>
                <text:p text:style-name="P45">Écrire la table de vérité du circuit ci-dessus.</text:p>
              </text:list-item>
              <text:list-item>
                <text:p text:style-name="P45">Qu<text:span text:style-name="T16">e</text:span> pense<text:span text:style-name="T16">r du tableau ci-dessous</text:span> ?</text:p>
              </text:list-item>
            </text:list>
          </text:list-item>
        </text:list>
        <table:table table:name="Tableau2" table:style-name="Tableau2">
          <table:table-column table:style-name="Tableau2.A" table:number-columns-repeated="2"/>
          <table:table-row table:style-name="TableLine94765910279360">
            <table:table-cell table:style-name="Tableau2.A1" office:value-type="string">
              <text:p text:style-name="P22">c</text:p>
            </table:table-cell>
            <table:table-cell table:style-name="Tableau2.B1" office:value-type="string">
              <text:p text:style-name="P22">s</text:p>
            </table:table-cell>
          </table:table-row>
          <table:table-row table:style-name="TableLine94765909897872">
            <table:table-cell table:style-name="Tableau2.A2" office:value-type="string">
              <text:p text:style-name="P22">0</text:p>
            </table:table-cell>
            <table:table-cell table:style-name="Tableau2.B2" office:value-type="string">
              <text:p text:style-name="P22">e<text:span text:style-name="T7">1</text:span></text:p>
            </table:table-cell>
          </table:table-row>
          <table:table-row table:style-name="TableLine94765910140208">
            <table:table-cell table:style-name="Tableau2.A2" office:value-type="string">
              <text:p text:style-name="P22">1</text:p>
            </table:table-cell>
            <table:table-cell table:style-name="Tableau2.B2" office:value-type="string">
              <text:p text:style-name="P22">e<text:span text:style-name="T7">2</text:span></text:p>
            </table:table-cell>
          </table:table-row>
        </table:table>
        <text:p text:style-name="P13"/>
        <text:list xml:id="list235311061185127" text:continue-numbering="true" text:style-name="Exos">
          <text:list-item>
            <text:p text:style-name="P26">Dans un script Python, <text:span text:style-name="T12">x</text:span> et <text:span text:style-name="T12">y</text:span> sont deux variables valant respectivement 4 et 7. <text:span text:style-name="T11">Compléter le tableau ci-dessous :</text:span></text:p>
          </text:list-item>
        </text:list>
        <table:table table:name="Tableau3" table:style-name="Tableau3">
          <table:table-column table:style-name="Tableau3.A"/>
          <table:table-column table:style-name="Tableau3.B" table:number-columns-repeated="4"/>
          <table:table-row table:style-name="TableLine94765910453136">
            <table:table-cell table:style-name="Tableau3.A1" office:value-type="string">
              <text:p text:style-name="P21">condition</text:p>
            </table:table-cell>
            <table:table-cell table:style-name="Tableau3.A1" office:value-type="string">
              <text:p text:style-name="P22">x = = y</text:p>
            </table:table-cell>
            <table:table-cell table:style-name="Tableau3.A1" office:value-type="string">
              <text:p text:style-name="P22">x &lt; y</text:p>
            </table:table-cell>
            <table:table-cell table:style-name="Tableau3.A1" office:value-type="string">
              <text:p text:style-name="P22">x &lt;= y</text:p>
            </table:table-cell>
            <table:table-cell table:style-name="Tableau3.E1" office:value-type="string">
              <text:p text:style-name="P22">not(x-y&gt;0)</text:p>
            </table:table-cell>
          </table:table-row>
          <table:table-row table:style-name="TableLine94765910478064">
            <table:table-cell table:style-name="Tableau3.A2" office:value-type="string">
              <text:p text:style-name="P21">valeur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E2" office:value-type="string">
              <text:p text:style-name="P19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1" svg:font-family="StarSymbol" style:font-charset="x-symbol"/>
    <style:font-face style:name="StarSymbol" svg:font-family="StarSymbol"/>
    <style:font-face style:name="Tahoma2" svg:font-family="Tahoma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draw:stroke-dash draw:name="Dashed_20__28_var_29__20_3" draw:display-name="Dashed (var) 3" draw:style="rect" draw:dots1="1" draw:dots1-length="0.016cm" draw:dots2="1" draw:dots2-length="0.016cm" draw:distance="0.01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list-style style:name="Puces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ontanet</meta:initial-creator>
    <meta:creation-date>2006-04-06T23:12:00</meta:creation-date>
    <dc:date>2023-02-23T23:53:09.616434401</dc:date>
    <meta:print-date>2014-01-24T22:58:46.177000000</meta:print-date>
    <dc:language>fr-FR</dc:language>
    <meta:editing-cycles>186</meta:editing-cycles>
    <meta:editing-duration>PT20H26M56S</meta:editing-duration>
    <meta:document-statistic meta:table-count="4" meta:image-count="0" meta:object-count="0" meta:page-count="1" meta:paragraph-count="87" meta:word-count="476" meta:character-count="2055" meta:non-whitespace-character-count="1685"/>
    <meta:user-defined meta:name="Info 1"/>
    <meta:user-defined meta:name="Info 2"/>
    <meta:user-defined meta:name="Info 3"/>
    <meta:user-defined meta:name="Info 4"/>
  </office:meta>
</office:document-meta>
</file>